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92cm" style:rel-column-width="29510*"/>
    </style:style>
    <style:style style:name="Table1.B" style:family="table-column">
      <style:table-column-properties style:column-width="9.67cm" style:rel-column-width="3602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096cm" style:rel-column-width="15259*"/>
    </style:style>
    <style:style style:name="Table2.B" style:family="table-column">
      <style:table-column-properties style:column-width="13.494cm" style:rel-column-width="50276*"/>
    </style:style>
    <style:style style:name="Table2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2.A2" style:family="table-cell">
      <style:table-cell-properties style:vertical-align="middle" fo:padding="0cm" fo:border="none" style:writing-mode="page"/>
    </style:style>
    <style:style style:name="Table2.A3" style:family="table-cell">
      <style:table-cell-properties fo:padding="0cm" fo:border="none" style:writing-mode="page"/>
    </style:style>
    <style:style style:name="Table2.B3" style:family="table-cell">
      <style:table-cell-properties fo:padding="0cm" fo:border="none" style:writing-mode="page"/>
    </style:style>
    <style:style style:name="Table2.A4" style:family="table-cell">
      <style:table-cell-properties fo:padding="0cm" fo:border="none" style:writing-mode="page"/>
    </style:style>
    <style:style style:name="Table2.B4" style:family="table-cell">
      <style:table-cell-properties fo:padding="0cm" fo:border="none" style:writing-mode="page"/>
    </style:style>
    <style:style style:name="Table2.A5" style:family="table-cell">
      <style:table-cell-properties fo:padding="0cm" fo:border="none" style:writing-mode="page"/>
    </style:style>
    <style:style style:name="Table2.B5" style:family="table-cell">
      <style:table-cell-properties fo:padding="0cm" fo:border="none" style:writing-mode="page"/>
    </style:style>
    <style:style style:name="Table2.6" style:family="table-row">
      <style:table-row-properties style:min-row-height="1.298cm"/>
    </style:style>
    <style:style style:name="Table2.A6" style:family="table-cell">
      <style:table-cell-properties fo:padding="0cm" fo:border="none" style:writing-mode="page"/>
    </style:style>
    <style:style style:name="Table2.B6" style:family="table-cell">
      <style:table-cell-properties fo:padding="0cm" fo:border="none" style:writing-mode="page"/>
    </style:style>
    <style:style style:name="Table2.A7" style:family="table-cell">
      <style:table-cell-properties fo:padding="0cm" fo:border="none" style:writing-mode="page"/>
    </style:style>
    <style:style style:name="Table2.B7" style:family="table-cell">
      <style:table-cell-properties fo:padding="0cm" fo:border="none" style:writing-mode="page"/>
    </style:style>
    <style:style style:name="Table2.A8" style:family="table-cell">
      <style:table-cell-properties fo:padding="0cm" fo:border="none" style:writing-mode="page"/>
    </style:style>
    <style:style style:name="Table2.B8" style:family="table-cell">
      <style:table-cell-properties fo:padding="0cm" fo:border="none" style:writing-mode="page"/>
    </style:style>
    <style:style style:name="Table2.A9" style:family="table-cell">
      <style:table-cell-properties fo:padding="0cm" fo:border="none" style:writing-mode="page"/>
    </style:style>
    <style:style style:name="Table2.B9" style:family="table-cell">
      <style:table-cell-properties fo:padding="0cm" fo:border="none" style:writing-mode="page"/>
    </style:style>
    <style:style style:name="Table2.A10" style:family="table-cell">
      <style:table-cell-properties fo:padding="0cm" fo:border="none" style:writing-mode="page"/>
    </style:style>
    <style:style style:name="Table2.B10" style:family="table-cell">
      <style:table-cell-properties fo:padding="0cm" fo:border="none" style:writing-mode="page"/>
    </style:style>
    <style:style style:name="Table2.A11" style:family="table-cell">
      <style:table-cell-properties fo:padding="0cm" fo:border="none" style:writing-mode="page"/>
    </style:style>
    <style:style style:name="Table2.B11" style:family="table-cell">
      <style:table-cell-properties fo:padding="0cm" fo:border="none" style:writing-mode="page"/>
    </style:style>
    <style:style style:name="Table2.A12" style:family="table-cell">
      <style:table-cell-properties fo:padding="0cm" fo:border="none" style:writing-mode="page"/>
    </style:style>
    <style:style style:name="Table2.B12" style:family="table-cell">
      <style:table-cell-properties fo:padding="0cm" fo:border="none" style:writing-mode="page"/>
    </style:style>
    <style:style style:name="Table2.A13" style:family="table-cell">
      <style:table-cell-properties fo:padding="0cm" fo:border="none" style:writing-mode="page"/>
    </style:style>
    <style:style style:name="Table2.B13" style:family="table-cell">
      <style:table-cell-properties fo:padding="0cm" fo:border="none" style:writing-mode="page"/>
    </style:style>
    <style:style style:name="Table2.A14" style:family="table-cell">
      <style:table-cell-properties fo:padding="0cm" fo:border="none" style:writing-mode="page"/>
    </style:style>
    <style:style style:name="Table2.B14" style:family="table-cell">
      <style:table-cell-properties fo:padding="0cm" fo:border="none" style:writing-mode="page"/>
    </style:style>
    <style:style style:name="Table2.A15" style:family="table-cell">
      <style:table-cell-properties fo:padding="0cm" fo:border="none" style:writing-mode="page"/>
    </style:style>
    <style:style style:name="Table2.B15" style:family="table-cell">
      <style:table-cell-properties fo:padding="0cm" fo:border="none" style:writing-mode="page"/>
    </style:style>
    <style:style style:name="Table2.16" style:family="table-row">
      <style:table-row-properties style:min-row-height="0.552cm"/>
    </style:style>
    <style:style style:name="Table2.A16" style:family="table-cell">
      <style:table-cell-properties fo:padding="0cm" fo:border="none" style:writing-mode="page"/>
    </style:style>
    <style:style style:name="Table2.B16" style:family="table-cell">
      <style:table-cell-properties fo:padding="0cm" fo:border="none" style:writing-mode="page"/>
    </style:style>
    <style:style style:name="Table2.17" style:family="table-row">
      <style:table-row-properties style:min-row-height="1.713cm"/>
    </style:style>
    <style:style style:name="Table2.A17" style:family="table-cell">
      <style:table-cell-properties fo:padding="0cm" fo:border="none" style:writing-mode="page"/>
    </style:style>
    <style:style style:name="Table2.B17" style:family="table-cell">
      <style:table-cell-properties fo:padding="0cm" fo:border="none" style:writing-mode="page"/>
    </style:style>
    <style:style style:name="Table2.A18" style:family="table-cell">
      <style:table-cell-properties fo:padding="0cm" fo:border="none" style:writing-mode="page"/>
    </style:style>
    <style:style style:name="Table2.B18" style:family="table-cell">
      <style:table-cell-properties fo:padding="0cm" fo:border="none" style:writing-mode="page"/>
    </style:style>
    <style:style style:name="Table2.A19" style:family="table-cell">
      <style:table-cell-properties fo:padding="0cm" fo:border="none" style:writing-mode="page"/>
    </style:style>
    <style:style style:name="Table2.B19" style:family="table-cell">
      <style:table-cell-properties fo:padding="0cm" fo:border="none" style:writing-mode="page"/>
    </style:style>
    <style:style style:name="Table2.A20" style:family="table-cell">
      <style:table-cell-properties fo:padding="0cm" fo:border="none" style:writing-mode="page"/>
    </style:style>
    <style:style style:name="Table2.B20" style:family="table-cell">
      <style:table-cell-properties fo:padding="0cm" fo:border="none" style:writing-mode="page"/>
    </style:style>
    <style:style style:name="Table2.21" style:family="table-row">
      <style:table-row-properties style:min-row-height="0.984cm"/>
    </style:style>
    <style:style style:name="Table2.A21" style:family="table-cell">
      <style:table-cell-properties fo:padding="0cm" fo:border="none" style:writing-mode="page"/>
    </style:style>
    <style:style style:name="Table2.B21" style:family="table-cell">
      <style:table-cell-properties fo:padding="0cm" fo:border="none" style:writing-mode="page"/>
    </style:style>
    <style:style style:name="Table2.A22" style:family="table-cell">
      <style:table-cell-properties fo:padding="0cm" fo:border="none" style:writing-mode="page"/>
    </style:style>
    <style:style style:name="Table2.B22" style:family="table-cell">
      <style:table-cell-properties fo:padding="0cm" fo:border="none" style:writing-mode="page"/>
    </style:style>
    <style:style style:name="Table2.A23" style:family="table-cell">
      <style:table-cell-properties fo:padding="0cm" fo:border="none" style:writing-mode="page"/>
    </style:style>
    <style:style style:name="Table2.B23" style:family="table-cell">
      <style:table-cell-properties fo:padding="0cm" fo:border="none" style:writing-mode="page"/>
    </style:style>
    <style:style style:name="Table2.A24" style:family="table-cell">
      <style:table-cell-properties fo:padding="0cm" fo:border="none" style:writing-mode="page"/>
    </style:style>
    <style:style style:name="Table2.B24" style:family="table-cell">
      <style:table-cell-properties fo:padding="0cm" fo:border="none" style:writing-mode="page"/>
    </style:style>
    <style:style style:name="Table2.A25" style:family="table-cell">
      <style:table-cell-properties fo:padding="0cm" fo:border="none" style:writing-mode="page"/>
    </style:style>
    <style:style style:name="Table2.B25" style:family="table-cell">
      <style:table-cell-properties fo:padding="0cm" fo:border="none" style:writing-mode="page"/>
    </style:style>
    <style:style style:name="Table2.A26" style:family="table-cell">
      <style:table-cell-properties fo:padding="0cm" fo:border="none" style:writing-mode="page"/>
    </style:style>
    <style:style style:name="Table2.B26" style:family="table-cell">
      <style:table-cell-properties fo:padding="0cm" fo:border="none" style:writing-mode="page"/>
    </style:style>
    <style:style style:name="Table2.A27" style:family="table-cell">
      <style:table-cell-properties fo:padding="0cm" fo:border="none" style:writing-mode="page"/>
    </style:style>
    <style:style style:name="Table2.B27" style:family="table-cell">
      <style:table-cell-properties fo:padding="0cm" fo:border="none" style:writing-mode="page"/>
    </style:style>
    <style:style style:name="Table2.A28" style:family="table-cell">
      <style:table-cell-properties fo:padding="0cm" fo:border="none" style:writing-mode="page"/>
    </style:style>
    <style:style style:name="Table2.B28" style:family="table-cell">
      <style:table-cell-properties fo:padding="0cm" fo:border="none" style:writing-mode="page"/>
    </style:style>
    <style:style style:name="Table2.A29" style:family="table-cell">
      <style:table-cell-properties fo:padding="0cm" fo:border="none" style:writing-mode="page"/>
    </style:style>
    <style:style style:name="Table2.B29" style:family="table-cell">
      <style:table-cell-properties fo:padding="0cm" fo:border="none" style:writing-mode="page"/>
    </style:style>
    <style:style style:name="Table2.A30" style:family="table-cell">
      <style:table-cell-properties fo:padding="0cm" fo:border="none" style:writing-mode="page"/>
    </style:style>
    <style:style style:name="Table2.B30" style:family="table-cell">
      <style:table-cell-properties fo:padding="0cm" fo:border="none" style:writing-mode="page"/>
    </style:style>
    <style:style style:name="Table2.A31" style:family="table-cell">
      <style:table-cell-properties fo:padding="0cm" fo:border="none" style:writing-mode="page"/>
    </style:style>
    <style:style style:name="Table2.B31" style:family="table-cell">
      <style:table-cell-properties fo:padding="0cm" fo:border="none" style:writing-mode="page"/>
    </style:style>
    <style:style style:name="Table2.32" style:family="table-row">
      <style:table-row-properties style:min-row-height="0.855cm"/>
    </style:style>
    <style:style style:name="Table2.A32" style:family="table-cell">
      <style:table-cell-properties fo:padding="0cm" fo:border="none" style:writing-mode="page"/>
    </style:style>
    <style:style style:name="Table2.B32" style:family="table-cell">
      <style:table-cell-properties fo:padding="0cm" fo:border="none" style:writing-mode="pag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096cm" style:rel-column-width="15259*"/>
    </style:style>
    <style:style style:name="Table3.B" style:family="table-column">
      <style:table-column-properties style:column-width="13.494cm" style:rel-column-width="50276*"/>
    </style:style>
    <style:style style:name="Table3.1" style:family="table-row">
      <style:table-row-properties style:min-row-height="0.504cm"/>
    </style:style>
    <style:style style:name="Table3.A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3.2" style:family="table-row">
      <style:table-row-properties style:min-row-height="1.39cm"/>
    </style:style>
    <style:style style:name="Table3.A2" style:family="table-cell">
      <style:table-cell-properties fo:padding="0cm" fo:border="none" style:writing-mode="page"/>
    </style:style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1d01d3" officeooo:paragraph-rsid="001d01d3" style:font-name-asian="Songti SC" style:font-size-asian="14pt" style:font-weight-asian="bold" style:font-name-complex="Arial Unicode MS" style:font-size-complex="14pt" style:font-weight-complex="bold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5824f6" officeooo:paragraph-rsid="005824f6" style:font-name-asian="Songti SC" style:font-size-asian="14pt" style:font-weight-asian="bold" style:font-name-complex="Arial Unicode MS" style:font-size-complex="14pt" style:font-weight-complex="bold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64718f" officeooo:paragraph-rsid="0064718f" style:font-name-asian="Songti SC" style:font-size-asian="14pt" style:font-weight-asian="bold" style:font-name-complex="Arial Unicode MS" style:font-size-complex="14pt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2e01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b2509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7c89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paragraph-rsid="0064718f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11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7d964d"/>
    </style:style>
    <style:style style:name="P12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73f56d"/>
    </style:style>
    <style:style style:name="P13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51e9b7"/>
    </style:style>
    <style:style style:name="P14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55475f"/>
    </style:style>
    <style:style style:name="P15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84bc8e"/>
    </style:style>
    <style:style style:name="P16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a83f73"/>
    </style:style>
    <style:style style:name="P17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a93c77"/>
    </style:style>
    <style:style style:name="P18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993e09"/>
    </style:style>
    <style:style style:name="P19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9a495c"/>
    </style:style>
    <style:style style:name="P20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a4df49"/>
    </style:style>
    <style:style style:name="P21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56926c"/>
    </style:style>
    <style:style style:name="P22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60d8f7"/>
    </style:style>
    <style:style style:name="P23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ad9501"/>
    </style:style>
    <style:style style:name="P24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9d2e7e"/>
    </style:style>
    <style:style style:name="P25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paragraph-rsid="0055475f" style:font-size-asian="10pt" style:font-size-complex="10pt"/>
    </style:style>
    <style:style style:name="P26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paragraph-rsid="0047dfdd" style:font-size-asian="10pt" style:font-size-complex="10pt"/>
    </style:style>
    <style:style style:name="P27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3e9745" officeooo:paragraph-rsid="0047dfdd" style:font-size-asian="10pt" style:font-size-complex="10pt"/>
    </style:style>
    <style:style style:name="P28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39ea89" officeooo:paragraph-rsid="0079aac7" style:font-size-asian="10pt" style:font-size-complex="10pt"/>
    </style:style>
    <style:style style:name="P29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font-style="normal" fo:font-weight="normal" officeooo:paragraph-rsid="0055475f" style:font-size-asian="10pt" style:font-size-complex="10pt"/>
    </style:style>
    <style:style style:name="P30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font-style="normal" fo:font-weight="normal" officeooo:paragraph-rsid="00ab3c18" style:font-size-asian="10pt" style:font-size-complex="10pt"/>
    </style:style>
    <style:style style:name="P31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sans-serif" fo:font-size="10pt" fo:letter-spacing="normal" fo:font-style="normal" fo:font-weight="normal" officeooo:paragraph-rsid="00aa6001" style:font-size-asian="10pt" style:font-size-complex="10pt"/>
    </style:style>
    <style:style style:name="P32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0pt" officeooo:paragraph-rsid="0043a442" style:font-size-asian="10pt" style:font-size-complex="10pt"/>
    </style:style>
    <style:style style:name="P33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0pt" officeooo:paragraph-rsid="0047dfdd" style:font-size-asian="10pt" style:font-size-complex="10pt"/>
    </style:style>
    <style:style style:name="P34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0pt" officeooo:paragraph-rsid="004f797e" style:font-size-asian="10pt" style:font-size-complex="10pt"/>
    </style:style>
    <style:style style:name="P35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0pt" officeooo:paragraph-rsid="0055475f" style:font-size-asian="10pt" style:font-size-complex="10pt"/>
    </style:style>
    <style:style style:name="P36" style:family="paragraph" style:parent-style-name="List_20_Contents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size="10pt" officeooo:paragraph-rsid="00729600" style:font-size-asian="10pt" style:font-size-complex="10pt"/>
    </style:style>
    <style:style style:name="P37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0pt" officeooo:paragraph-rsid="00b17fcd" style:font-size-asian="10pt" style:font-size-complex="10pt"/>
    </style:style>
    <style:style style:name="P38" style:family="paragraph" style:parent-style-name="List_20_Contents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0pt" officeooo:paragraph-rsid="0056926c" style:font-size-asian="10pt" style:font-size-complex="10pt"/>
    </style:style>
    <style:style style:name="P39" style:family="paragraph" style:parent-style-name="List_20_Head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Sans" fo:font-size="10pt" fo:letter-spacing="normal" fo:font-style="normal" fo:font-weight="normal" officeooo:rsid="006cac0d" officeooo:paragraph-rsid="006cac0d" style:font-size-asian="10pt" style:font-size-complex="10pt"/>
    </style:style>
    <style:style style:name="P40" style:family="paragraph" style:parent-style-name="List_20_Heading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43a442" style:font-size-asian="10pt" style:font-size-complex="10pt"/>
    </style:style>
    <style:style style:name="P41" style:family="paragraph" style:parent-style-name="List_20_Heading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55475f" style:font-size-asian="10pt" style:font-size-complex="10pt"/>
    </style:style>
    <style:style style:name="P42" style:family="paragraph" style:parent-style-name="List_20_Heading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sans-serif" fo:font-size="10pt" fo:letter-spacing="normal" fo:font-style="normal" fo:font-weight="normal" officeooo:rsid="0043a442" officeooo:paragraph-rsid="00afb53e" style:font-size-asian="10pt" style:font-size-complex="10pt"/>
    </style:style>
    <style:style style:name="P43" style:family="paragraph" style:parent-style-name="List_20_Heading">
      <loext:graphic-properties draw:fill="none"/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55475f" style:font-size-asian="10pt" style:font-size-complex="10pt"/>
    </style:style>
    <style:style style:name="P44" style:family="paragraph" style:parent-style-name="List_20_Heading">
      <loext:graphic-properties draw:fill="none"/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56926c" style:font-size-asian="10pt" style:font-size-complex="10pt"/>
    </style:style>
    <style:style style:name="P45" style:family="paragraph" style:parent-style-name="List_20_Heading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56926c" style:font-size-asian="10pt" style:font-size-complex="10pt"/>
    </style:style>
    <style:style style:name="P46" style:family="paragraph" style:parent-style-name="List_20_Heading">
      <loext:graphic-properties draw:fill="none"/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sans-serif" fo:font-size="10pt" fo:letter-spacing="normal" fo:font-style="normal" fo:font-weight="normal" officeooo:rsid="0043a442" officeooo:paragraph-rsid="0056926c" style:font-size-asian="10pt" style:font-size-complex="10pt"/>
    </style:style>
    <style:style style:name="P47" style:family="paragraph" style:parent-style-name="List_20_Contents"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6cac0d" officeooo:paragraph-rsid="006cac0d" style:font-size-asian="10pt" style:font-size-complex="10pt"/>
    </style:style>
    <style:style style:name="P48" style:family="paragraph" style:parent-style-name="List_20_Contents">
      <style:paragraph-properties fo:margin-left="0cm" fo:margin-right="0cm" fo:margin-top="0cm" fo:margin-bottom="0cm" style:contextual-spacing="true" fo:line-height="100%" fo:orphans="2" fo:widows="2" fo:text-indent="0cm" style:auto-text-indent="false"/>
      <style:text-properties fo:font-size="10pt" officeooo:paragraph-rsid="0079aac7" style:font-size-asian="10pt" style:font-size-complex="10pt"/>
    </style:style>
    <style:style style:name="P49" style:family="paragraph" style:parent-style-name="List_20_Heading">
      <style:paragraph-properties fo:margin-top="0cm" fo:margin-bottom="0.499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4f797e" style:font-size-asian="10pt" style:font-size-complex="10pt"/>
    </style:style>
    <style:style style:name="P50" style:family="paragraph" style:parent-style-name="List_20_Heading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56926c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sans-serif" fo:font-size="10pt" officeooo:rsid="0026606c" officeooo:paragraph-rsid="0026606c"/>
    </style:style>
    <style:style style:name="P52" style:family="paragraph" style:parent-style-name="Tabla">
      <style:paragraph-properties fo:keep-with-next="always"/>
      <style:text-properties fo:font-size="11pt" style:font-size-asian="11pt" style:font-size-complex="11pt"/>
    </style:style>
    <style:style style:name="P53" style:family="paragraph" style:parent-style-name="Tabla">
      <style:paragraph-properties fo:keep-with-next="always"/>
      <style:text-properties style:font-name="Liberation Sans" fo:font-size="11pt" style:font-size-asian="11pt" style:font-size-complex="11pt"/>
    </style:style>
    <style:style style:name="P54" style:family="paragraph" style:parent-style-name="List_20_Heading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43a442" style:font-size-asian="10pt" style:font-size-complex="10pt"/>
    </style:style>
    <style:style style:name="P55" style:family="paragraph" style:parent-style-name="List_20_Heading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43a442" style:font-size-asian="10pt" style:font-size-complex="10pt"/>
    </style:style>
    <style:style style:name="P56" style:family="paragraph" style:parent-style-name="List_20_Heading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51e9b7" style:font-size-asian="10pt" style:font-size-complex="10pt"/>
    </style:style>
    <style:style style:name="P57" style:family="paragraph" style:parent-style-name="List_20_Heading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4e72da" style:font-size-asian="10pt" style:font-size-complex="10pt"/>
    </style:style>
    <style:style style:name="P58" style:family="paragraph" style:parent-style-name="List_20_Heading">
      <style:paragraph-properties fo:margin-top="0cm" fo:margin-bottom="0cm" style:contextual-spacing="false" fo:line-height="100%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rsid="0043a442" officeooo:paragraph-rsid="0047dfdd" style:font-size-asian="10pt" style:font-size-complex="10pt"/>
    </style:style>
    <style:style style:name="P59" style:family="paragraph" style:parent-style-name="List_20_Heading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Mono1" fo:font-size="10pt" fo:letter-spacing="normal" fo:font-style="normal" fo:font-weight="normal" officeooo:paragraph-rsid="0056926c" style:font-size-asian="10pt" style:font-size-complex="10pt"/>
    </style:style>
    <style:style style:name="P60" style:family="paragraph" style:parent-style-name="Title">
      <style:paragraph-properties fo:text-align="start" style:justify-single-word="false"/>
      <style:text-properties fo:font-variant="normal" fo:text-transform="none" fo:color="#000000" loext:opacity="100%" style:font-name="sans-serif" fo:font-size="18pt" fo:letter-spacing="normal" fo:font-style="normal" fo:font-weight="bold" style:font-name-asian="Songti SC" style:font-size-asian="18pt" style:font-weight-asian="bold" style:font-name-complex="Arial Unicode MS" style:font-size-complex="18pt" style:font-weight-complex="bold"/>
    </style:style>
    <style:style style:name="P61" style:family="paragraph" style:parent-style-name="Heading_20_1">
      <style:text-properties style:font-name="Liberation Sans"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font-name="sans-serif" fo:letter-spacing="normal" fo:language="es" fo:country="ES" fo:font-style="normal" fo:font-weight="normal"/>
    </style:style>
    <style:style style:name="T2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2e9c3e"/>
    </style:style>
    <style:style style:name="T3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6cac0d"/>
    </style:style>
    <style:style style:name="T4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6d9899"/>
    </style:style>
    <style:style style:name="T5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43a442"/>
    </style:style>
    <style:style style:name="T6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29600"/>
    </style:style>
    <style:style style:name="T7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2690e"/>
    </style:style>
    <style:style style:name="T8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5cc70"/>
    </style:style>
    <style:style style:name="T9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1f45bb"/>
    </style:style>
    <style:style style:name="T10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2ea17f"/>
    </style:style>
    <style:style style:name="T11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1f5293"/>
    </style:style>
    <style:style style:name="T12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4477b6"/>
    </style:style>
    <style:style style:name="T13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44eee8"/>
    </style:style>
    <style:style style:name="T14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30f53"/>
    </style:style>
    <style:style style:name="T15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35de1"/>
    </style:style>
    <style:style style:name="T16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2ef7a2"/>
    </style:style>
    <style:style style:name="T17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9ea89"/>
    </style:style>
    <style:style style:name="T18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e9745"/>
    </style:style>
    <style:style style:name="T19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35cd37"/>
    </style:style>
    <style:style style:name="T20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4f797e"/>
    </style:style>
    <style:style style:name="T21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3f56d"/>
    </style:style>
    <style:style style:name="T22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232e01"/>
    </style:style>
    <style:style style:name="T23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599077"/>
    </style:style>
    <style:style style:name="T24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247bfc"/>
    </style:style>
    <style:style style:name="T25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50988a"/>
    </style:style>
    <style:style style:name="T26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756368"/>
    </style:style>
    <style:style style:name="T27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64718f"/>
    </style:style>
    <style:style style:name="T28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b17fcd"/>
    </style:style>
    <style:style style:name="T29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b1e0f2"/>
    </style:style>
    <style:style style:name="T30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6523df"/>
    </style:style>
    <style:style style:name="T31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66d947"/>
    </style:style>
    <style:style style:name="T32" style:family="text">
      <style:text-properties fo:font-variant="normal" fo:text-transform="none" fo:color="#000000" loext:opacity="100%" style:font-name="sans-serif" fo:letter-spacing="normal" fo:language="es" fo:country="ES" fo:font-style="normal" fo:font-weight="normal" officeooo:rsid="00b33c29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d01d3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e1ea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8aed2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a3ed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c5788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d2656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ea17f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5cc70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c5a14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2451c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9ea05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a88c6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bc3c0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e72da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99077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7c89e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b4c7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259b" style:font-size-asian="11pt" style:font-size-complex="11pt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2509" style:font-size-asian="11pt" style:font-size-complex="11pt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cac0d" style:font-size-asian="11pt" style:font-size-complex="11pt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96b5d" style:font-size-asian="11pt" style:font-size-complex="11pt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33c29" style:font-size-asian="11pt" style:font-size-complex="11pt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7128a" style:font-size-asian="11pt" style:font-size-complex="11pt"/>
    </style:style>
    <style:style style:name="T5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style:font-size-asian="10pt" style:font-size-complex="10pt"/>
    </style:style>
    <style:style style:name="T58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fb85f" style:font-size-asian="10pt" style:font-size-complex="10pt"/>
    </style:style>
    <style:style style:name="T59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60d8f7" style:font-size-asian="10pt" style:font-size-complex="10pt"/>
    </style:style>
    <style:style style:name="T60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35de1" style:font-size-asian="10pt" style:font-size-complex="10pt"/>
    </style:style>
    <style:style style:name="T61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410aca" style:font-size-asian="10pt" style:font-size-complex="10pt"/>
    </style:style>
    <style:style style:name="T62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3e9745" style:font-size-asian="10pt" style:font-size-complex="10pt"/>
    </style:style>
    <style:style style:name="T63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371bbd" style:font-size-asian="10pt" style:font-size-complex="10pt"/>
    </style:style>
    <style:style style:name="T64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ef7a2" style:font-size-asian="10pt" style:font-size-complex="10pt"/>
    </style:style>
    <style:style style:name="T65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39ea89" style:font-size-asian="10pt" style:font-size-complex="10pt"/>
    </style:style>
    <style:style style:name="T66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d964d" style:font-size-asian="10pt" style:font-size-complex="10pt"/>
    </style:style>
    <style:style style:name="T6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4e72da" style:font-size-asian="10pt" style:font-size-complex="10pt"/>
    </style:style>
    <style:style style:name="T68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fb54d" style:font-size-asian="10pt" style:font-size-complex="10pt"/>
    </style:style>
    <style:style style:name="T69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aa307" style:font-size-asian="10pt" style:font-size-complex="10pt"/>
    </style:style>
    <style:style style:name="T70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ff210" style:font-size-asian="10pt" style:font-size-complex="10pt"/>
    </style:style>
    <style:style style:name="T71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77574f" style:font-size-asian="10pt" style:font-size-complex="10pt"/>
    </style:style>
    <style:style style:name="T72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037b4" style:font-size-asian="10pt" style:font-size-complex="10pt"/>
    </style:style>
    <style:style style:name="T73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47bfc" style:font-size-asian="10pt" style:font-size-complex="10pt"/>
    </style:style>
    <style:style style:name="T74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5582e" style:font-size-asian="10pt" style:font-size-complex="10pt"/>
    </style:style>
    <style:style style:name="T75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04125" style:font-size-asian="10pt" style:font-size-complex="10pt"/>
    </style:style>
    <style:style style:name="T76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161cd" style:font-size-asian="10pt" style:font-size-complex="10pt"/>
    </style:style>
    <style:style style:name="T7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32f24" style:font-size-asian="10pt" style:font-size-complex="10pt"/>
    </style:style>
    <style:style style:name="T78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60595" style:font-size-asian="10pt" style:font-size-complex="10pt"/>
    </style:style>
    <style:style style:name="T79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41438" style:font-size-asian="10pt" style:font-size-complex="10pt"/>
    </style:style>
    <style:style style:name="T80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6606c" style:font-size-asian="10pt" style:font-size-complex="10pt"/>
    </style:style>
    <style:style style:name="T81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99755" style:font-size-asian="10pt" style:font-size-complex="10pt"/>
    </style:style>
    <style:style style:name="T82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4bc8e" style:font-size-asian="10pt" style:font-size-complex="10pt"/>
    </style:style>
    <style:style style:name="T83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a44fd" style:font-size-asian="10pt" style:font-size-complex="10pt"/>
    </style:style>
    <style:style style:name="T84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5807f" style:font-size-asian="10pt" style:font-size-complex="10pt"/>
    </style:style>
    <style:style style:name="T85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a89c4" style:font-size-asian="10pt" style:font-size-complex="10pt"/>
    </style:style>
    <style:style style:name="T86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c7b8b" style:font-size-asian="10pt" style:font-size-complex="10pt"/>
    </style:style>
    <style:style style:name="T8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0a0ff" style:font-size-asian="10pt" style:font-size-complex="10pt"/>
    </style:style>
    <style:style style:name="T88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d8a01" style:font-size-asian="10pt" style:font-size-complex="10pt"/>
    </style:style>
    <style:style style:name="T89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9ffd28" style:font-size-asian="10pt" style:font-size-complex="10pt"/>
    </style:style>
    <style:style style:name="T90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3f1dd" style:font-size-asian="10pt" style:font-size-complex="10pt"/>
    </style:style>
    <style:style style:name="T91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4df49" style:font-size-asian="10pt" style:font-size-complex="10pt"/>
    </style:style>
    <style:style style:name="T92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923433" style:font-size-asian="10pt" style:font-size-complex="10pt"/>
    </style:style>
    <style:style style:name="T93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7730f" style:font-size-asian="10pt" style:font-size-complex="10pt"/>
    </style:style>
    <style:style style:name="T94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83f73" style:font-size-asian="10pt" style:font-size-complex="10pt"/>
    </style:style>
    <style:style style:name="T95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93c77" style:font-size-asian="10pt" style:font-size-complex="10pt"/>
    </style:style>
    <style:style style:name="T96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9c10f" style:font-size-asian="10pt" style:font-size-complex="10pt"/>
    </style:style>
    <style:style style:name="T9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f6dba" style:font-size-asian="10pt" style:font-size-complex="10pt"/>
    </style:style>
    <style:style style:name="T98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c4468" style:font-size-asian="10pt" style:font-size-complex="10pt"/>
    </style:style>
    <style:style style:name="T99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c8596" style:font-size-asian="10pt" style:font-size-complex="10pt"/>
    </style:style>
    <style:style style:name="T100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640806" style:font-size-asian="10pt" style:font-size-complex="10pt"/>
    </style:style>
    <style:style style:name="T101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616dcd" style:font-size-asian="10pt" style:font-size-complex="10pt"/>
    </style:style>
    <style:style style:name="T102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d9501" style:font-size-asian="10pt" style:font-size-complex="10pt"/>
    </style:style>
    <style:style style:name="T103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af2e34" style:font-size-asian="10pt" style:font-size-complex="10pt"/>
    </style:style>
    <style:style style:name="T104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64718f" style:font-size-asian="10pt" style:font-size-complex="10pt"/>
    </style:style>
    <style:style style:name="T105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25582e" style:font-size-asian="10pt" style:font-weight-asian="normal" style:font-size-complex="10pt" style:font-weight-complex="normal"/>
    </style:style>
    <style:style style:name="T106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85807f" style:font-size-asian="10pt" style:font-style-asian="normal" style:font-size-complex="10pt" style:font-style-complex="normal"/>
    </style:style>
    <style:style style:name="T107" style:family="text">
      <style:text-properties fo:font-variant="normal" fo:text-transform="none" fo:color="#000000" loext:opacity="100%" style:font-name="sans-serif" fo:font-size="10pt" fo:letter-spacing="normal" fo:language="es" fo:country="ES" fo:font-style="normal" fo:font-weight="normal" officeooo:rsid="00599755" style:font-size-asian="10pt" style:font-style-asian="normal" style:font-size-complex="10pt" style:font-style-complex="normal"/>
    </style:style>
    <style:style style:name="T108" style:family="text">
      <style:text-properties fo:font-variant="normal" fo:text-transform="none" fo:color="#000000" loext:opacity="100%" style:font-name="sans-serif" fo:font-size="10pt" fo:letter-spacing="normal" fo:language="es" fo:country="ES" fo:font-style="italic" fo:font-weight="normal" officeooo:rsid="007ff210" style:font-size-asian="10pt" style:font-style-asian="italic" style:font-weight-asian="normal" style:font-size-complex="10pt" style:font-style-complex="italic" style:font-weight-complex="normal"/>
    </style:style>
    <style:style style:name="T109" style:family="text">
      <style:text-properties fo:font-variant="normal" fo:text-transform="none" fo:color="#000000" loext:opacity="100%" style:font-name="sans-serif" fo:font-size="10pt" fo:letter-spacing="normal" fo:language="es" fo:country="ES" fo:font-style="italic" fo:font-weight="normal" officeooo:rsid="00599755" style:font-size-asian="10pt" style:font-style-asian="italic" style:font-size-complex="10pt" style:font-style-complex="italic"/>
    </style:style>
    <style:style style:name="T110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/>
    </style:style>
    <style:style style:name="T111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35cc70"/>
    </style:style>
    <style:style style:name="T112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1f45bb"/>
    </style:style>
    <style:style style:name="T113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1fc4da"/>
    </style:style>
    <style:style style:name="T114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6523df"/>
    </style:style>
    <style:style style:name="T115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66d947"/>
    </style:style>
    <style:style style:name="T116" style:family="text">
      <style:text-properties fo:font-variant="normal" fo:text-transform="none" fo:color="#000000" loext:opacity="100%" style:font-name="Liberation Mono1" fo:letter-spacing="normal" fo:language="es" fo:country="ES" fo:font-style="normal" fo:font-weight="normal" officeooo:rsid="00b17fcd"/>
    </style:style>
    <style:style style:name="T117" style:family="text">
      <style:text-properties fo:font-variant="normal" fo:text-transform="none" fo:color="#000000" loext:opacity="100%" style:font-name="Liberation Mono1" fo:letter-spacing="normal" fo:language="es" fo:country="ES" fo:font-style="italic" fo:font-weight="bold" officeooo:rsid="00730f53" style:font-style-asian="italic" style:font-weight-asian="bold" style:font-style-complex="italic" style:font-weight-complex="bold"/>
    </style:style>
    <style:style style:name="T118" style:family="text">
      <style:text-properties fo:font-variant="normal" fo:text-transform="none" fo:color="#000000" loext:opacity="100%" style:font-name="Liberation Mono1" fo:letter-spacing="normal" fo:language="es" fo:country="ES" fo:font-style="italic" fo:font-weight="bold" officeooo:rsid="0064718f" style:font-style-asian="italic" style:font-weight-asian="bold" style:font-style-complex="italic" style:font-weight-complex="bold"/>
    </style:style>
    <style:style style:name="T11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9ea05" style:font-size-asian="11pt" style:font-size-complex="11pt"/>
    </style:style>
    <style:style style:name="T12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7c89e" style:font-size-asian="11pt" style:font-size-complex="11pt"/>
    </style:style>
    <style:style style:name="T121" style:family="text">
      <style:text-properties fo:font-variant="normal" fo:text-transform="none" fo:color="#000000" loext:opacity="100%" style:font-name="Liberation Mono1" fo:font-size="11pt" fo:letter-spacing="normal" fo:font-style="italic" fo:font-weight="normal" style:font-size-asian="11pt" style:font-style-asian="italic" style:font-size-complex="11pt" style:font-style-complex="italic"/>
    </style:style>
    <style:style style:name="T122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style:font-size-asian="10pt" style:font-size-complex="10pt"/>
    </style:style>
    <style:style style:name="T123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fb85f" style:font-size-asian="10pt" style:font-size-complex="10pt"/>
    </style:style>
    <style:style style:name="T124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20f772" style:font-size-asian="10pt" style:font-size-complex="10pt"/>
    </style:style>
    <style:style style:name="T125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99755" style:font-size-asian="10pt" style:font-size-complex="10pt"/>
    </style:style>
    <style:style style:name="T126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a44fd" style:font-size-asian="10pt" style:font-size-complex="10pt"/>
    </style:style>
    <style:style style:name="T127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a89c4" style:font-size-asian="10pt" style:font-size-complex="10pt"/>
    </style:style>
    <style:style style:name="T128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93df84" style:font-size-asian="10pt" style:font-size-complex="10pt"/>
    </style:style>
    <style:style style:name="T129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d8a01" style:font-size-asian="10pt" style:font-size-complex="10pt"/>
    </style:style>
    <style:style style:name="T130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ac4468" style:font-size-asian="10pt" style:font-size-complex="10pt"/>
    </style:style>
    <style:style style:name="T131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60d8f7" style:font-size-asian="10pt" style:font-size-complex="10pt"/>
    </style:style>
    <style:style style:name="T132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616dcd" style:font-size-asian="10pt" style:font-size-complex="10pt"/>
    </style:style>
    <style:style style:name="T133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64718f" style:font-size-asian="10pt" style:font-size-complex="10pt"/>
    </style:style>
    <style:style style:name="T134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923433" style:font-size-asian="10pt" style:font-size-complex="10pt"/>
    </style:style>
    <style:style style:name="T135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993e09" style:font-size-asian="10pt" style:font-size-complex="10pt"/>
    </style:style>
    <style:style style:name="T136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9a495c" style:font-size-asian="10pt" style:font-size-complex="10pt"/>
    </style:style>
    <style:style style:name="T137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a66149" style:font-size-asian="10pt" style:font-size-complex="10pt"/>
    </style:style>
    <style:style style:name="T138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47dfdd" style:font-size-asian="10pt" style:font-weight-asian="bold" style:font-size-complex="10pt" style:font-weight-complex="bold"/>
    </style:style>
    <style:style style:name="T139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fo:font-weight="normal" officeooo:rsid="005a89c4" style:font-size-asian="10pt" style:font-style-asian="italic" style:font-size-complex="10pt" style:font-style-complex="italic"/>
    </style:style>
    <style:style style:name="T140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style:text-underline-style="none" fo:font-weight="normal" officeooo:rsid="00232e01" style:font-size-asian="10pt" style:font-size-complex="10pt"/>
    </style:style>
    <style:style style:name="T141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style:text-underline-style="none" fo:font-weight="normal" officeooo:rsid="0051e9b7" style:font-size-asian="10pt" style:font-size-complex="10pt"/>
    </style:style>
    <style:style style:name="T142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style:text-underline-style="none" fo:font-weight="normal" officeooo:rsid="00599755" style:font-size-asian="10pt" style:font-size-complex="10pt"/>
    </style:style>
    <style:style style:name="T143" style:family="text">
      <style:text-properties fo:font-variant="normal" fo:text-transform="none" fo:color="#000000" loext:opacity="100%" style:font-name="Liberation Mono1" fo:font-size="10pt" fo:letter-spacing="normal" fo:language="es" fo:country="ES" fo:font-style="normal" style:text-underline-style="none" fo:font-weight="normal" officeooo:rsid="005a89c4" style:font-size-asian="10pt" style:font-size-complex="10pt"/>
    </style:style>
    <style:style style:name="T144" style:family="text">
      <style:text-properties fo:font-variant="normal" fo:text-transform="none" fo:color="#000000" loext:opacity="100%" style:font-name="Liberation Mono1" fo:font-size="10pt" fo:letter-spacing="normal" fo:language="es" fo:country="ES" fo:font-style="italic" fo:font-weight="bold" officeooo:rsid="0060d8f7" style:font-size-asian="10pt" style:font-style-asian="italic" style:font-weight-asian="bold" style:font-size-complex="10pt" style:font-style-complex="italic" style:font-weight-complex="bold"/>
    </style:style>
    <style:style style:name="T145" style:family="text">
      <style:text-properties fo:font-variant="normal" fo:text-transform="none" fo:color="#000000" loext:opacity="100%" style:font-name="Liberation Mono1" fo:font-size="10pt" fo:letter-spacing="normal" fo:language="es" fo:country="ES" fo:font-style="italic" fo:font-weight="bold" officeooo:rsid="005f6dba" style:font-size-asian="10pt" style:font-style-asian="italic" style:font-weight-asian="bold" style:font-size-complex="10pt" style:font-style-complex="italic" style:font-weight-complex="bold"/>
    </style:style>
    <style:style style:name="T146" style:family="text">
      <style:text-properties fo:font-variant="normal" fo:text-transform="none" fo:color="#000000" loext:opacity="100%" style:font-name="Liberation Mono1" fo:font-size="10pt" fo:letter-spacing="normal" fo:language="es" fo:country="ES" fo:font-style="italic" fo:font-weight="normal" officeooo:rsid="0093df84" style:font-size-asian="10pt" style:font-style-asian="italic" style:font-size-complex="10pt" style:font-style-complex="italic"/>
    </style:style>
    <style:style style:name="T147" style:family="text">
      <style:text-properties fo:font-variant="normal" fo:text-transform="none" fo:color="#000000" loext:opacity="100%" style:font-name="Liberation Mono1" fo:font-size="10pt" fo:letter-spacing="normal" fo:language="es" fo:country="ES" fo:font-style="italic" fo:font-weight="normal" officeooo:rsid="009bf355" style:font-size-asian="10pt" style:font-style-asian="italic" style:font-size-complex="10pt" style:font-style-complex="italic"/>
    </style:style>
    <style:style style:name="T148" style:family="text">
      <style:text-properties fo:font-variant="normal" fo:text-transform="none" fo:color="#000000" loext:opacity="100%" style:font-name="Liberation Mono1" fo:font-size="10pt" fo:letter-spacing="normal" fo:language="es" fo:country="ES" fo:font-style="italic" fo:font-weight="normal" officeooo:rsid="009ffd28" style:font-size-asian="10pt" style:font-style-asian="italic" style:font-size-complex="10pt" style:font-style-complex="italic"/>
    </style:style>
    <style:style style:name="T14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824f6" style:font-size-asian="11pt" style:font-size-complex="11pt"/>
    </style:style>
    <style:style style:name="T15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7c89e" style:font-size-asian="11pt" style:font-size-complex="11pt"/>
    </style:style>
    <style:style style:name="T151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/>
    </style:style>
    <style:style style:name="T152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35cc70"/>
    </style:style>
    <style:style style:name="T153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2e9c3e"/>
    </style:style>
    <style:style style:name="T154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43a442"/>
    </style:style>
    <style:style style:name="T155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44b35c"/>
    </style:style>
    <style:style style:name="T156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style:font-weight-asian="normal" style:font-weight-complex="normal"/>
    </style:style>
    <style:style style:name="T157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44b35c" style:font-weight-asian="normal" style:font-weight-complex="normal"/>
    </style:style>
    <style:style style:name="T158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1f5293" style:font-weight-asian="normal" style:font-weight-complex="normal"/>
    </style:style>
    <style:style style:name="T159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35cc70" style:font-weight-asian="normal" style:font-weight-complex="normal"/>
    </style:style>
    <style:style style:name="T160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1f5293"/>
    </style:style>
    <style:style style:name="T161" style:family="text">
      <style:text-properties fo:font-variant="normal" fo:text-transform="none" fo:color="#000000" loext:opacity="100%" style:font-name="Liberation Sans" fo:letter-spacing="normal" fo:language="es" fo:country="ES" fo:font-style="normal" fo:font-weight="normal" officeooo:rsid="00730f53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style:font-size-asian="10pt" style:font-size-complex="10pt"/>
    </style:style>
    <style:style style:name="T163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2ef7a2" style:font-size-asian="10pt" style:font-size-complex="10pt"/>
    </style:style>
    <style:style style:name="T164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7d964d" style:font-size-asian="10pt" style:font-size-complex="10pt"/>
    </style:style>
    <style:style style:name="T165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5cd37" style:font-size-asian="10pt" style:font-size-complex="10pt"/>
    </style:style>
    <style:style style:name="T166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e9745" style:font-size-asian="10pt" style:font-size-complex="10pt"/>
    </style:style>
    <style:style style:name="T167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ee873" style:font-size-asian="10pt" style:font-size-complex="10pt"/>
    </style:style>
    <style:style style:name="T168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71bbd" style:font-size-asian="10pt" style:font-size-complex="10pt"/>
    </style:style>
    <style:style style:name="T169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9ea89" style:font-size-asian="10pt" style:font-size-complex="10pt"/>
    </style:style>
    <style:style style:name="T170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735de1" style:font-size-asian="10pt" style:font-size-complex="10pt"/>
    </style:style>
    <style:style style:name="T171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a44fd" style:font-size-asian="10pt" style:font-size-complex="10pt"/>
    </style:style>
    <style:style style:name="T172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99755" style:font-size-asian="10pt" style:font-size-complex="10pt"/>
    </style:style>
    <style:style style:name="T173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b17fa" style:font-size-asian="10pt" style:font-size-complex="10pt"/>
    </style:style>
    <style:style style:name="T174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23433" style:font-size-asian="10pt" style:font-size-complex="10pt"/>
    </style:style>
    <style:style style:name="T175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a89c4" style:font-size-asian="10pt" style:font-size-complex="10pt"/>
    </style:style>
    <style:style style:name="T176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3df84" style:font-size-asian="10pt" style:font-size-complex="10pt"/>
    </style:style>
    <style:style style:name="T177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6324c" style:font-size-asian="10pt" style:font-size-complex="10pt"/>
    </style:style>
    <style:style style:name="T178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5057a" style:font-size-asian="10pt" style:font-size-complex="10pt"/>
    </style:style>
    <style:style style:name="T179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93e09" style:font-size-asian="10pt" style:font-size-complex="10pt"/>
    </style:style>
    <style:style style:name="T180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a495c" style:font-size-asian="10pt" style:font-size-complex="10pt"/>
    </style:style>
    <style:style style:name="T181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bf355" style:font-size-asian="10pt" style:font-size-complex="10pt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a0a0ff" style:font-size-asian="10pt" style:font-size-complex="10pt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a4df49" style:font-size-asian="10pt" style:font-size-complex="10pt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ac4468" style:font-size-asian="10pt" style:font-size-complex="10pt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5fb85f" style:font-size-asian="10pt" style:font-size-complex="10pt"/>
    </style:style>
    <style:style style:name="T186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ac8596" style:font-size-asian="10pt" style:font-size-complex="10pt"/>
    </style:style>
    <style:style style:name="T187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acf05d" style:font-size-asian="10pt" style:font-size-complex="10pt"/>
    </style:style>
    <style:style style:name="T188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71bbd" style:font-size-asian="10pt" style:font-weight-asian="bold" style:font-size-complex="10pt" style:font-weight-complex="bold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3dd345" style:font-size-asian="10pt" style:font-weight-asian="bold" style:font-size-complex="10pt" style:font-weight-complex="bold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47dfdd" style:font-size-asian="10pt" style:font-weight-asian="bold" style:font-size-complex="10pt" style:font-weight-complex="bold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3df84" style:font-size-asian="10pt" style:font-style-asian="normal" style:font-size-complex="10pt" style:font-style-complex="norma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6324c" style:font-size-asian="10pt" style:font-style-asian="normal" style:font-size-complex="10pt" style:font-style-complex="norma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es" fo:country="ES" fo:font-style="normal" fo:font-weight="normal" officeooo:rsid="009d2e7e" style:font-size-asian="10pt" style:font-style-asian="normal" style:font-size-complex="10pt" style:font-style-complex="norma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es" fo:country="ES" fo:font-style="italic" fo:font-weight="normal" officeooo:rsid="003dd345" style:font-size-asian="10pt" style:font-style-asian="italic" style:font-weight-asian="bold" style:font-size-complex="10pt" style:font-style-complex="italic" style:font-weight-complex="bold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es" fo:country="ES" fo:font-style="italic" fo:font-weight="normal" officeooo:rsid="009d2e7e" style:font-size-asian="10pt" style:font-style-asian="italic" style:font-size-complex="10pt" style:font-style-complex="italic"/>
    </style:style>
    <style:style style:name="T196" style:family="text">
      <style:text-properties fo:font-variant="normal" fo:text-transform="none" fo:color="#808080" loext:opacity="100%" style:font-name="Liberation Mono1" fo:letter-spacing="normal" fo:language="es" fo:country="ES" fo:font-style="normal" fo:font-weight="bold" style:font-weight-asian="bold" style:font-weight-complex="bold"/>
    </style:style>
    <style:style style:name="T197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1d01d3" style:font-size-asian="11pt" style:font-weight-asian="bold" style:font-size-complex="11pt" style:font-weight-complex="bold"/>
    </style:style>
    <style:style style:name="T198" style:family="text">
      <style:text-properties fo:font-variant="normal" fo:text-transform="none" fo:color="#808080" loext:opacity="100%" style:font-name="Liberation Mono1" fo:font-size="11pt" fo:letter-spacing="normal" fo:font-style="normal" fo:font-weight="bold" officeooo:rsid="004a88c6" style:font-size-asian="11pt" style:font-weight-asian="bold" style:font-size-complex="11pt" style:font-weight-complex="bold"/>
    </style:style>
    <style:style style:name="T199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67c89e" style:font-size-asian="11pt" style:font-size-complex="11pt"/>
    </style:style>
    <style:style style:name="T200" style:family="text">
      <style:text-properties fo:font-variant="normal" fo:text-transform="none" fo:color="#808080" loext:opacity="100%" style:font-name="Liberation Mono1" fo:font-size="10pt" fo:letter-spacing="normal" fo:language="es" fo:country="ES" fo:font-style="normal" fo:font-weight="bold" style:font-size-asian="10pt" style:font-weight-asian="bold" style:font-size-complex="10pt" style:font-weight-complex="bold"/>
    </style:style>
    <style:style style:name="T201" style:family="text">
      <style:text-properties fo:font-variant="normal" fo:text-transform="none" fo:color="#808080" loext:opacity="100%" style:font-name="Liberation Mono1" fo:font-size="10pt" fo:letter-spacing="normal" fo:language="es" fo:country="ES" fo:font-style="normal" fo:font-weight="bold" officeooo:rsid="0035cd37" style:font-size-asian="10pt" style:font-weight-asian="bold" style:font-size-complex="10pt" style:font-weight-complex="bold"/>
    </style:style>
    <style:style style:name="T202" style:family="text">
      <style:text-properties fo:font-variant="normal" fo:text-transform="none" fo:color="#808080" loext:opacity="100%" style:font-name="Liberation Mono1" fo:font-size="10pt" fo:letter-spacing="normal" fo:language="es" fo:country="ES" fo:font-style="normal" fo:font-weight="bold" officeooo:rsid="004e72da" style:font-size-asian="10pt" style:font-weight-asian="bold" style:font-size-complex="10pt" style:font-weight-complex="bold"/>
    </style:style>
    <style:style style:name="T203" style:family="text">
      <style:text-properties fo:font-variant="normal" fo:text-transform="none" fo:color="#808080" loext:opacity="100%" style:font-name="Liberation Mono1" fo:font-size="10pt" fo:letter-spacing="normal" fo:language="es" fo:country="ES" fo:font-style="normal" fo:font-weight="bold" officeooo:rsid="0025582e" style:font-size-asian="10pt" style:font-weight-asian="bold" style:font-size-complex="10pt" style:font-weight-complex="bold"/>
    </style:style>
    <style:style style:name="T204" style:family="text">
      <style:text-properties fo:font-variant="normal" fo:text-transform="none" fo:color="#808080" loext:opacity="100%" style:font-name="Liberation Mono1" fo:font-size="10pt" fo:letter-spacing="normal" fo:language="es" fo:country="ES" fo:font-style="normal" fo:font-weight="normal" officeooo:rsid="009a495c" style:font-size-asian="10pt" style:font-size-complex="10pt"/>
    </style:style>
    <style:style style:name="T205" style:family="text">
      <style:text-properties fo:font-variant="normal" fo:text-transform="none" fo:color="#595959" loext:opacity="100%" fo:letter-spacing="normal" fo:font-style="normal" fo:font-weight="normal"/>
    </style:style>
    <style:style style:name="T206" style:family="text">
      <style:text-properties fo:font-variant="normal" fo:text-transform="none" fo:color="#595959" loext:opacity="100%" fo:letter-spacing="normal" fo:font-style="normal" fo:font-weight="normal" officeooo:rsid="002be1ea" style:font-name-asian="Songti SC" style:font-weight-asian="bold" style:font-name-complex="Arial Unicode MS" style:font-weight-complex="bold"/>
    </style:style>
    <style:style style:name="T207" style:family="text">
      <style:text-properties fo:font-variant="normal" fo:text-transform="none" fo:color="#595959" loext:opacity="100%" fo:letter-spacing="normal" fo:font-style="normal" fo:font-weight="normal" officeooo:rsid="00796b5d"/>
    </style:style>
    <style:style style:name="T208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2be1ea" style:font-size-asian="11pt" style:font-size-complex="11pt"/>
    </style:style>
    <style:style style:name="T209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6b2509" style:font-size-asian="11pt" style:font-size-complex="11pt"/>
    </style:style>
    <style:style style:name="T210" style:family="text">
      <style:text-properties fo:font-variant="normal" fo:text-transform="none" fo:color="#000080" loext:opacity="100%" style:font-name="sans-serif" fo:font-size="10pt" fo:letter-spacing="normal" fo:language="es" fo:country="ES" fo:font-style="normal" style:text-underline-style="solid" style:text-underline-width="auto" style:text-underline-color="font-color" fo:font-weight="normal" officeooo:rsid="0025582e" style:font-size-asian="10pt" style:font-size-complex="10pt"/>
    </style:style>
    <style:style style:name="T211" style:family="text">
      <style:text-properties fo:font-variant="normal" fo:text-transform="none" fo:color="#000080" loext:opacity="100%" style:font-name="sans-serif" fo:font-size="10pt" fo:letter-spacing="normal" fo:language="es" fo:country="ES" fo:font-style="normal" style:text-underline-style="solid" style:text-underline-width="auto" style:text-underline-color="font-color" fo:font-weight="normal" officeooo:rsid="0025582e" style:font-size-asian="10pt" style:font-weight-asian="normal" style:font-size-complex="10pt" style:font-weight-complex="normal"/>
    </style:style>
    <style:style style:name="T212" style:family="text">
      <style:text-properties fo:font-variant="normal" fo:text-transform="none" fo:color="#000080" loext:opacity="100%" style:font-name="sans-serif" fo:letter-spacing="normal" fo:language="es" fo:country="ES" fo:font-style="normal" style:text-underline-style="solid" style:text-underline-width="auto" style:text-underline-color="font-color" fo:font-weight="normal"/>
    </style:style>
    <style:style style:name="T213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/>
    </style:style>
    <style:style style:name="T214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 officeooo:rsid="002e9c3e"/>
    </style:style>
    <style:style style:name="T215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 officeooo:rsid="006523df"/>
    </style:style>
    <style:style style:name="T216" style:family="text">
      <style:text-properties fo:font-variant="normal" fo:text-transform="none" fo:color="#000080" loext:opacity="100%" style:font-name="Liberation Mono1" fo:letter-spacing="normal" fo:language="es" fo:country="ES" fo:font-style="normal" style:text-underline-style="solid" style:text-underline-width="auto" style:text-underline-color="font-color" fo:font-weight="normal" officeooo:rsid="0064718f"/>
    </style:style>
    <style:style style:name="T217" style:family="text">
      <style:text-properties fo:font-variant="normal" fo:text-transform="none" fo:color="#000080" loext:opacity="100%" style:font-name="Liberation Mono1" fo:letter-spacing="normal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8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officeooo:rsid="0067c89e" fo:background-color="transparent" loext:char-shading-value="0" style:font-size-asian="11pt" style:font-size-complex="11pt"/>
    </style:style>
    <style:style style:name="T219" style:family="text">
      <style:text-properties fo:font-variant="normal" fo:text-transform="none" fo:color="#000080" loext:opacity="100%" style:font-name="Liberation Mono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20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style:font-size-asian="10pt" style:font-size-complex="10pt"/>
    </style:style>
    <style:style style:name="T221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20f772" style:font-size-asian="10pt" style:font-size-complex="10pt"/>
    </style:style>
    <style:style style:name="T222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260595" style:font-size-asian="10pt" style:font-size-complex="10pt"/>
    </style:style>
    <style:style style:name="T223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5f6dba" style:font-size-asian="10pt" style:font-size-complex="10pt"/>
    </style:style>
    <style:style style:name="T224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640806" style:font-size-asian="10pt" style:font-size-complex="10pt"/>
    </style:style>
    <style:style style:name="T225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64718f" style:font-size-asian="10pt" style:font-size-complex="10pt"/>
    </style:style>
    <style:style style:name="T226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9ffd28" style:font-size-asian="10pt" style:font-size-complex="10pt"/>
    </style:style>
    <style:style style:name="T227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60d8f7" style:font-size-asian="10pt" style:font-size-complex="10pt"/>
    </style:style>
    <style:style style:name="T228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fo:font-weight="normal" style:font-size-asian="10pt" style:font-size-complex="10pt"/>
    </style:style>
    <style:style style:name="T229" style:family="text">
      <style:text-properties fo:font-variant="normal" fo:text-transform="none" fo:color="#000080" loext:opacity="100%" style:font-name="Liberation Mono1" fo:font-size="10pt" fo:letter-spacing="normal" fo:language="es" fo:country="ES" fo:font-style="normal" fo:font-weight="normal" officeooo:rsid="005b17fa" style:font-size-asian="10pt" style:font-size-complex="10pt"/>
    </style:style>
    <style:style style:name="T230" style:family="text">
      <style:text-properties fo:font-variant="normal" fo:text-transform="none" fo:color="#000080" loext:opacity="100%" style:font-name="Liberation Sans" fo:font-size="10pt" fo:letter-spacing="normal" fo:language="es" fo:country="ES" fo:font-style="normal" style:text-underline-style="none" fo:font-weight="normal" officeooo:rsid="0064718f" style:font-size-asian="10pt" style:font-size-complex="10pt"/>
    </style:style>
    <style:style style:name="T23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1d01d3" style:font-size-asian="11pt" style:font-weight-asian="normal" style:font-size-complex="11pt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5824f6" style:font-size-asian="11pt" style:font-size-complex="11pt"/>
    </style:style>
    <style:style style:name="T23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796b5d" style:font-size-asian="11pt" style:font-size-complex="11pt"/>
    </style:style>
    <style:style style:name="T234" style:family="text">
      <style:text-properties fo:font-variant="normal" fo:text-transform="none" style:use-window-font-color="true" loext:opacity="0%" style:font-name="Liberation Sans" fo:font-size="10pt" fo:letter-spacing="normal" fo:language="es" fo:country="ES" fo:font-style="normal" fo:font-weight="bold" officeooo:rsid="004e72da" style:font-size-asian="10pt" style:font-weight-asian="bold" style:font-size-complex="10pt" style:font-weight-complex="bold"/>
    </style:style>
    <style:style style:name="T235" style:family="text">
      <style:text-properties fo:font-variant="normal" fo:text-transform="none" style:use-window-font-color="true" loext:opacity="0%" style:font-name="Liberation Sans" fo:font-size="10pt" fo:letter-spacing="normal" fo:language="es" fo:country="ES" fo:font-style="normal" fo:font-weight="normal" officeooo:rsid="007fb54d" style:font-size-asian="10pt" style:font-weight-asian="normal" style:font-size-complex="10pt" style:font-weight-complex="normal"/>
    </style:style>
    <style:style style:name="T236" style:family="text">
      <style:text-properties fo:font-variant="normal" fo:text-transform="none" style:use-window-font-color="true" loext:opacity="0%" style:font-name="Liberation Mono1" fo:font-size="11pt" fo:letter-spacing="normal" fo:font-style="normal" fo:font-weight="normal" officeooo:rsid="005824f6" style:font-size-asian="11pt" style:font-size-complex="11pt"/>
    </style:style>
    <style:style style:name="T237" style:family="text">
      <style:text-properties fo:font-variant="normal" fo:text-transform="none" style:use-window-font-color="true" loext:opacity="0%" style:font-name="Liberation Mono1" fo:letter-spacing="normal" fo:language="es" fo:country="ES" fo:font-style="normal" style:text-underline-style="none" fo:font-weight="normal"/>
    </style:style>
    <style:style style:name="T238" style:family="text">
      <style:text-properties fo:font-variant="normal" fo:text-transform="none" style:use-window-font-color="true" loext:opacity="0%" style:font-name="Liberation Mono1" fo:letter-spacing="normal" fo:language="es" fo:country="ES" fo:font-style="normal" style:text-underline-style="none" fo:font-weight="normal" officeooo:rsid="00730f53"/>
    </style:style>
    <style:style style:name="T239" style:family="text">
      <style:text-properties fo:font-variant="normal" fo:text-transform="none" style:use-window-font-color="true" loext:opacity="0%" style:font-name="Liberation Mono1" fo:font-size="10pt" fo:letter-spacing="normal" fo:language="es" fo:country="ES" fo:font-style="normal" style:text-underline-style="none" fo:font-weight="normal" officeooo:rsid="00832f24" style:font-size-asian="10pt" style:font-size-complex="10pt"/>
    </style:style>
    <style:style style:name="T240" style:family="text">
      <style:text-properties fo:font-variant="normal" fo:text-transform="none" style:use-window-font-color="true" loext:opacity="0%" style:font-name="Liberation Mono1" fo:font-size="10pt" fo:letter-spacing="normal" fo:language="es" fo:country="ES" fo:font-style="normal" style:text-underline-style="none" fo:font-weight="normal" officeooo:rsid="0064718f" style:font-size-asian="10pt" style:font-size-complex="10pt"/>
    </style:style>
    <style:style style:name="T241" style:family="text">
      <style:text-properties fo:font-variant="normal" fo:text-transform="none" style:use-window-font-color="true" loext:opacity="0%" style:font-name="sans-serif" fo:font-size="10pt" fo:letter-spacing="normal" fo:language="es" fo:country="ES" fo:font-style="normal" style:text-underline-style="none" fo:font-weight="normal" officeooo:rsid="0025582e" style:font-size-asian="10pt" style:font-weight-asian="normal" style:font-size-complex="10pt" style:font-weight-complex="normal"/>
    </style:style>
    <style:style style:name="T242" style:family="text">
      <style:text-properties fo:font-variant="normal" fo:text-transform="none" style:use-window-font-color="true" loext:opacity="0%" style:font-name="sans-serif" fo:font-size="10pt" fo:letter-spacing="normal" fo:language="es" fo:country="ES" fo:font-style="normal" style:text-underline-style="none" fo:font-weight="normal" officeooo:rsid="00599755" style:font-size-asian="10pt" style:font-weight-asian="normal" style:font-size-complex="10pt" style:font-weight-complex="normal"/>
    </style:style>
    <style:style style:name="T243" style:family="text">
      <style:text-properties fo:font-variant="normal" fo:text-transform="none" fo:color="#00008b" loext:opacity="100%" style:font-name="Liberation Mono1" fo:font-size="11pt" fo:letter-spacing="normal" fo:font-style="normal" style:text-underline-style="solid" style:text-underline-width="auto" style:text-underline-color="font-color" fo:font-weight="normal" officeooo:rsid="0049ea05" style:font-size-asian="11pt" style:font-size-complex="11pt"/>
    </style:style>
    <style:style style:name="T244" style:family="text">
      <style:text-properties fo:font-variant="normal" fo:text-transform="none" fo:color="#00008b" loext:opacity="100%" style:font-name="Liberation Mono1" fo:letter-spacing="normal" fo:language="es" fo:country="ES" fo:font-style="normal" style:text-underline-style="solid" style:text-underline-width="auto" style:text-underline-color="font-color" fo:font-weight="normal"/>
    </style:style>
    <style:style style:name="T245" style:family="text">
      <style:text-properties fo:font-variant="normal" fo:text-transform="none" fo:color="#00008b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style:font-size-asian="10pt" style:font-size-complex="10pt"/>
    </style:style>
    <style:style style:name="T246" style:family="text">
      <style:text-properties fo:font-variant="normal" fo:text-transform="none" fo:color="#00008b" loext:opacity="100%" style:font-name="Liberation Mono1" fo:font-size="10pt" fo:letter-spacing="normal" fo:language="es" fo:country="ES" fo:font-style="normal" style:text-underline-style="solid" style:text-underline-width="auto" style:text-underline-color="font-color" fo:font-weight="normal" officeooo:rsid="00247bfc" style:font-size-asian="10pt" style:font-size-complex="10pt"/>
    </style:style>
    <style:style style:name="T247" style:family="text">
      <style:text-properties style:font-name="Liberation Mono1"/>
    </style:style>
    <style:style style:name="T248" style:family="text">
      <style:text-properties style:font-name="Liberation Mono1" fo:font-size="10pt"/>
    </style:style>
    <style:style style:name="T249" style:family="text">
      <style:text-properties style:font-name="Liberation Mono1" fo:language="es" fo:country="ES"/>
    </style:style>
    <style:style style:name="T250" style:family="text">
      <style:text-properties style:font-name="Liberation Mono1" fo:language="es" fo:country="ES" officeooo:rsid="003e9745"/>
    </style:style>
    <style:style style:name="T251" style:family="text">
      <style:text-properties style:font-name="Liberation Mono1" fo:language="es" fo:country="ES" officeooo:rsid="0047dfdd"/>
    </style:style>
    <style:style style:name="T252" style:family="text">
      <style:text-properties style:font-name="Liberation Mono1" fo:language="es" fo:country="ES" officeooo:rsid="005a89c4"/>
    </style:style>
    <style:style style:name="T253" style:family="text">
      <style:text-properties style:font-name="Liberation Mono1" fo:language="es" fo:country="ES" officeooo:rsid="00ab3c18" style:font-weight-asian="normal" style:font-weight-complex="normal"/>
    </style:style>
    <style:style style:name="T254" style:family="text">
      <style:text-properties style:font-name="Liberation Mono1" fo:language="es" fo:country="ES" officeooo:rsid="005e7df1"/>
    </style:style>
    <style:style style:name="T255" style:family="text">
      <style:text-properties officeooo:rsid="002e9c3e"/>
    </style:style>
    <style:style style:name="T256" style:family="text">
      <style:text-properties style:font-name="sans-serif" fo:font-size="10pt"/>
    </style:style>
    <style:style style:name="T257" style:family="text">
      <style:text-properties officeooo:rsid="003bd23e"/>
    </style:style>
    <style:style style:name="T258" style:family="text">
      <style:text-properties fo:color="#808080" loext:opacity="100%" style:font-name="Liberation Mono1" fo:language="es" fo:country="ES" fo:font-weight="bold" style:font-weight-asian="bold" style:font-weight-complex="bold"/>
    </style:style>
    <style:style style:name="T259" style:family="text">
      <style:text-properties fo:color="#808080" loext:opacity="100%" style:font-name="Liberation Mono1" fo:language="es" fo:country="ES" fo:font-weight="bold" officeooo:rsid="00aa6001" style:font-weight-asian="bold" style:font-weight-complex="bold"/>
    </style:style>
    <style:style style:name="T260" style:family="text">
      <style:text-properties fo:color="#808080" loext:opacity="100%" style:font-name="Liberation Mono1" fo:language="es" fo:country="ES" style:font-weight-asian="normal" style:font-weight-complex="normal"/>
    </style:style>
    <style:style style:name="T261" style:family="text">
      <style:text-properties fo:color="#808080" loext:opacity="100%" style:font-name="Liberation Mono1" fo:font-size="9pt" officeooo:rsid="002ef7a2" style:font-size-asian="9pt" style:font-size-complex="9pt"/>
    </style:style>
    <style:style style:name="T262" style:family="text">
      <style:text-properties fo:color="#808080" loext:opacity="100%" style:font-name="Liberation Sans" fo:language="es" fo:country="ES" fo:font-weight="bold" style:font-weight-asian="bold" style:font-weight-complex="bold"/>
    </style:style>
    <style:style style:name="T263" style:family="text">
      <style:text-properties fo:color="#000000" loext:opacity="100%" style:font-name="Liberation Sans" fo:language="es" fo:country="ES" fo:font-weight="normal" officeooo:rsid="0044b35c" style:font-weight-asian="normal" style:font-weight-complex="normal"/>
    </style:style>
    <style:style style:name="T264" style:family="text">
      <style:text-properties fo:language="es" fo:country="ES"/>
    </style:style>
    <style:style style:name="T265" style:family="text">
      <style:text-properties fo:language="es" fo:country="ES" officeooo:rsid="00247bfc"/>
    </style:style>
    <style:style style:name="T266" style:family="text">
      <style:text-properties fo:language="es" fo:country="ES" officeooo:rsid="00804125"/>
    </style:style>
    <style:style style:name="T267" style:family="text">
      <style:text-properties fo:language="es" fo:country="ES" officeooo:rsid="005a89c4"/>
    </style:style>
    <style:style style:name="T268" style:family="text">
      <style:text-properties fo:language="es" fo:country="ES" officeooo:rsid="008ccc66"/>
    </style:style>
    <style:style style:name="T269" style:family="text">
      <style:text-properties fo:language="es" fo:country="ES" officeooo:rsid="00aa6001"/>
    </style:style>
    <style:style style:name="T270" style:family="text">
      <style:text-properties fo:language="es" fo:country="ES" officeooo:rsid="005e7df1"/>
    </style:style>
    <style:style style:name="T271" style:family="text">
      <style:text-properties style:font-name="Liberation Mono" fo:language="es" fo:country="ES" officeooo:rsid="00599755"/>
    </style:style>
    <style:style style:name="T272" style:family="text">
      <style:text-properties style:font-name="Liberation Mono" fo:language="es" fo:country="ES" officeooo:rsid="00599755" style:font-weight-asian="normal" style:font-weight-complex="normal"/>
    </style:style>
    <style:style style:name="T273" style:family="text">
      <style:text-properties style:font-name="Liberation Sans"/>
    </style:style>
    <style:style style:name="T274" style:family="text">
      <style:text-properties style:font-name="Liberation Sans" officeooo:rsid="006cac0d"/>
    </style:style>
    <style:style style:name="T275" style:family="text">
      <style:text-properties style:font-name="Liberation Sans" fo:font-style="italic" officeooo:rsid="006cac0d" style:font-style-asian="italic" style:font-name-complex="Arial Unicode MS1" style:font-style-complex="italic"/>
    </style:style>
    <style:style style:name="T276" style:family="text">
      <style:text-properties style:font-name="Liberation Sans" fo:language="es" fo:country="ES"/>
    </style:style>
    <style:style style:name="T277" style:family="text">
      <style:text-properties style:font-name="Liberation Sans" fo:language="es" fo:country="ES" style:font-weight-asian="normal" style:font-weight-complex="normal"/>
    </style:style>
    <style:style style:name="T278" style:family="text">
      <style:text-properties style:font-name="Liberation Sans" fo:language="es" fo:country="ES" officeooo:rsid="00804125" style:font-weight-asian="normal" style:font-weight-complex="normal"/>
    </style:style>
    <style:style style:name="T279" style:family="text">
      <style:text-properties style:font-name="Liberation Sans" fo:language="es" fo:country="ES" officeooo:rsid="00aa6001"/>
    </style:style>
    <style:style style:name="T280" style:family="text">
      <style:text-properties style:font-name="Liberation Sans" fo:language="es" fo:country="ES" officeooo:rsid="005e7df1"/>
    </style:style>
    <style:style style:name="T281" style:family="text">
      <style:text-properties style:font-name="Liberation Sans" fo:language="es" fo:country="ES" officeooo:rsid="0064718f"/>
    </style:style>
    <style:style style:name="T282" style:family="text">
      <style:text-properties officeooo:rsid="0064718f"/>
    </style:style>
    <style:style style:name="T283" style:family="text">
      <style:text-properties officeooo:rsid="006b2509"/>
    </style:style>
    <style:style style:name="T284" style:family="text">
      <style:text-properties officeooo:rsid="00796b5d"/>
    </style:style>
    <style:style style:name="T285" style:family="text">
      <style:text-properties style:use-window-font-color="true" loext:opacity="0%" style:font-name="Liberation Sans" fo:language="es" fo:country="ES" style:font-weight-asian="normal" style:font-weight-complex="normal"/>
    </style:style>
    <style:style style:name="T286" style:family="text">
      <style:text-properties style:use-window-font-color="true" loext:opacity="0%" style:font-name="Liberation Sans" fo:language="es" fo:country="ES" officeooo:rsid="00ab3c18" style:font-weight-asian="normal" style:font-weight-complex="normal"/>
    </style:style>
    <style:style style:name="T287" style:family="text">
      <style:text-properties style:use-window-font-color="true" loext:opacity="0%" style:font-name="Liberation Sans" fo:language="es" fo:country="ES" style:text-underline-style="none" style:font-weight-asian="normal" style:font-weight-complex="normal"/>
    </style:style>
    <style:style style:name="T288" style:family="text">
      <style:text-properties style:use-window-font-color="true" loext:opacity="0%" style:font-name="Liberation Sans" fo:language="es" fo:country="ES" style:text-underline-style="none" officeooo:rsid="00aa6001" style:font-weight-asian="normal" style:font-weight-complex="normal"/>
    </style:style>
    <style:style style:name="T289" style:family="text">
      <style:text-properties officeooo:rsid="00b17f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248">EnvVar</text:span><text:span text:style-name="T256"> {</text:span><text:span text:style-name="T248">base</text:span><text:span text:style-name="T256">} </text:span><text:span text:style-name="T261">EntVar</text:span></text:p>
          </table:table-cell>
          <table:table-cell table:style-name="Table1.A1" office:value-type="string">
            <text:p text:style-name="P51">Documentación de R</text:p>
          </table:table-cell>
        </table:table-row>
      </table:table>
      <text:p text:style-name="P60">Variables de entorno <text:span text:style-name="T257">del sistema operativo</text:span></text:p>
      <text:h text:style-name="P61" text:outline-level="1"><text:span text:style-name="T207">1. </text:span><text:span text:style-name="T205">Descrip</text:span><text:span text:style-name="T206">ción</text:span></text:h>
      <text:p text:style-name="P5"><text:span text:style-name="T36">Las variables de entorno son valores dinámicos del sistema operativo que</text:span><text:span text:style-name="T39"> detallan y modifican</text:span><text:span text:style-name="T37"> el comportamiento de los programas ejecutados. A continuación, se ofrecen d</text:span><text:span text:style-name="T34">etalles sobre algunas </text:span><text:span text:style-name="T37">de las</text:span><text:span text:style-name="T34"> variables de entorno </text:span><text:span text:style-name="T37">más importantes</text:span><text:span text:style-name="T34"> que </text:span><text:span text:style-name="T39">intervienen en</text:span><text:span text:style-name="T34"> </text:span><text:span text:style-name="T37">la ejecución de</text:span><text:span text:style-name="T34"> </text:span><text:span text:style-name="T38">la</text:span><text:span text:style-name="T34"> sesión</text:span><text:span text:style-name="T42"> de</text:span><text:span text:style-name="T34"> </text:span><text:span text:style-name="T197">R</text:span><text:span text:style-name="T34">.</text:span></text:p>
      <text:h text:style-name="P1" text:outline-level="3"><text:span text:style-name="T284">2. </text:span>Detalles</text:h>
      <text:p text:style-name="P6"><text:span text:style-name="T34">Es </text:span><text:span text:style-name="T44">difícil</text:span><text:span text:style-name="T34"> </text:span><text:span text:style-name="T47">detallar</text:span><text:span text:style-name="T34"> </text:span><text:span text:style-name="T50">cuáles son todas</text:span><text:span text:style-name="T34"> las variables de entorno que pueden </text:span><text:span text:style-name="T39">modificar</text:span><text:span text:style-name="T34"> </text:span><text:span text:style-name="T35">el comportamiento de </text:span><text:span text:style-name="T43">una</text:span><text:span text:style-name="T34"> sesión </text:span><text:span text:style-name="T40">en</text:span><text:span text:style-name="T34"> </text:span><text:span text:style-name="T197">R</text:span><text:span text:style-name="T231">,</text:span><text:span text:style-name="T34"> pues algunas </text:span><text:span text:style-name="T47">modifican</text:span><text:span text:style-name="T34"> las funciones de sistema </text:span><text:span text:style-name="T35">de la plataforma en la que</text:span><text:span text:style-name="T34"> </text:span><text:span text:style-name="T197">R</text:span><text:span text:style-name="T34"> </text:span><text:span text:style-name="T35">es</text:span><text:span text:style-name="T51">tá</text:span><text:span text:style-name="T48"> </text:span><text:span text:style-name="T51">instalado</text:span><text:span text:style-name="T34"> y otras </text:span><text:span text:style-name="T51">afectan</text:span><text:span text:style-name="T34"> </text:span><text:span text:style-name="T35">a</text:span><text:span text:style-name="T34"> los paquetes complementarios </text:span><text:span text:style-name="T39">ejecutados en una sesión </text:span><text:span text:style-name="T44">particular</text:span><text:span text:style-name="T34">. </text:span><text:span text:style-name="T35">Además, el nombre de las variables de entorno </text:span><text:span text:style-name="T51">varía</text:span><text:span text:style-name="T35"> entre </text:span><text:span text:style-name="T56">algunos sistemas operativos</text:span><text:span text:style-name="T35">.</text:span><text:span text:style-name="T34"> </text:span><text:span text:style-name="T50">Con todo</text:span><text:span text:style-name="T34">, </text:span><text:span text:style-name="T53">a continuación encontrará</text:span><text:span text:style-name="T34"> </text:span><text:span text:style-name="T41">la explicación</text:span><text:span text:style-name="T34"> </text:span><text:span text:style-name="T53">de</text:span><text:span text:style-name="T34"> </text:span><text:span text:style-name="T35">algunas de</text:span><text:span text:style-name="T34"> las variables más importantes.</text:span><text:span text:style-name="T44"> </text:span><text:span text:style-name="T47">Las</text:span><text:span text:style-name="T34"> </text:span><text:span text:style-name="T46">variables </text:span><text:span text:style-name="T34">que </text:span><text:span text:style-name="T47">estable</text:span><text:span text:style-name="T50">cen</text:span><text:span text:style-name="T34"> los valores predeterminados para l</text:span><text:span text:style-name="T35">a configuración de </text:span><text:span text:style-name="T39">las</text:span><text:span text:style-name="T35"> </text:span><text:span text:style-name="T208">opciones de cálculo </text:span><text:span text:style-name="T209">y despliegue de resultados</text:span><text:span text:style-name="T34"> </text:span><text:span text:style-name="T35">serán</text:span><text:span text:style-name="T34"> consultadas sólo al </text:span><text:span text:style-name="T45">comienzo</text:span><text:span text:style-name="T34"> </text:span><text:span text:style-name="T35">de la sesión,</text:span><text:span text:style-name="T34"> así </text:span><text:span text:style-name="T35">como</text:span><text:span text:style-name="T34"> algunas </text:span><text:span text:style-name="T52">otras</text:span><text:span text:style-name="T34">. </text:span><text:span text:style-name="T44">Si desea </text:span><text:span text:style-name="T45">conocer </text:span><text:span text:style-name="T44">una lista </text:span><text:span text:style-name="T47">específica</text:span><text:span text:style-name="T44"> de las variables de entorno</text:span><text:span text:style-name="T45"> </text:span><text:span text:style-name="T44">que </text:span><text:span text:style-name="T50">determinan </text:span><text:span text:style-name="T44">la ejecución de </text:span><text:span text:style-name="T45">su</text:span><text:span text:style-name="T44"> sesión </text:span><text:span text:style-name="T52">de</text:span><text:span text:style-name="T45"> </text:span><text:span text:style-name="T198">R</text:span><text:span text:style-name="T44"> </text:span><text:span text:style-name="T52">ejecute </text:span><text:span text:style-name="T44">la función </text:span><text:span text:style-name="T243">Sys.getenv</text:span><text:span text:style-name="T119">()</text:span><text:span text:style-name="T44"> </text:span><text:span text:style-name="T52">y </text:span><text:span text:style-name="T44">consulte </text:span><text:span text:style-name="T52">su página de ayuda.</text:span></text:p>
      <text:p text:style-name="P52"><text:span text:style-name="T273">Tabla </text:span><text:span text:style-name="T273"><text:sequence text:ref-name="refTabla0" text:name="Tabla" text:formula="ooow:Tabla+1" style:num-format="1">1</text:sequence></text:span><text:span text:style-name="T273">. </text:span><text:span text:style-name="T275">Descripción</text:span><text:span text:style-name="T273"> de las principales variables de entorno del sistema operativo que intervienen en la ejecución de </text:span><text:span text:style-name="T274">la</text:span><text:span text:style-name="T273"> sesión de R y sus paquete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Variable</text:p>
          </table:table-cell>
          <table:table-cell table:style-name="Table2.A1" office:value-type="string">
            <text:p text:style-name="P47">Descripción</text:p>
          </table:table-cell>
        </table:table-row>
        <table:table-row>
          <table:table-cell table:style-name="Table2.A2" office:value-type="string">
            <text:p text:style-name="P40">HOME</text:p>
          </table:table-cell>
          <table:table-cell table:style-name="Table2.A2" office:value-type="string">
            <text:p text:style-name="P25"><text:span text:style-name="T255">Especifica e</text:span>l directorio de inicio <text:span text:style-name="T283">o ‘casa’ </text:span>del usuario <text:span text:style-name="T255">en el sistema operativo.</text:span></text:p>
          </table:table-cell>
        </table:table-row>
        <table:table-row>
          <table:table-cell table:style-name="Table2.A32" office:value-type="string">
            <text:p text:style-name="P54">LANGUAGE</text:p>
          </table:table-cell>
          <table:table-cell table:style-name="Table2.B3" office:value-type="string">
            <text:p text:style-name="P32"><text:span text:style-name="T1">Opcional. </text:span><text:span text:style-name="T2">Especifica </text:span><text:span text:style-name="T3">el o los</text:span><text:span text:style-name="T1"> idioma</text:span><text:span text:style-name="T3">s</text:span><text:span text:style-name="T1"> que se utilizarán para la traducción de </text:span><text:span text:style-name="T3">los</text:span><text:span text:style-name="T1"> mensajes. </text:span><text:span text:style-name="T4">C</text:span><text:span text:style-name="T3">onsultada</text:span><text:span text:style-name="T5"> </text:span><text:span text:style-name="T1">cuando </text:span><text:span text:style-name="T5">es</text:span><text:span text:style-name="T1"> necesario.</text:span></text:p>
          </table:table-cell>
        </table:table-row>
        <table:table-row>
          <table:table-cell table:style-name="Table2.A32" office:value-type="string">
            <text:p text:style-name="P54">LC_ALL</text:p>
          </table:table-cell>
          <table:table-cell table:style-name="Table2.B4" office:value-type="string">
            <text:p text:style-name="P35"><text:span text:style-name="T1">Opcional. </text:span><text:span text:style-name="T2">Utilizada</text:span><text:span text:style-name="T1"> para </text:span><text:span text:style-name="T6">anular y</text:span><text:span text:style-name="T1"> establecer </text:span><text:span text:style-name="T7">el resto de variables de entorno de la configuración regional como: </text:span><text:span text:style-name="T111">LC_TIME</text:span><text:span text:style-name="T8">, </text:span><text:span text:style-name="T111">LC_COLLATE</text:span><text:span text:style-name="T8">, </text:span><text:span text:style-name="T111">LC_CTYPE</text:span><text:span text:style-name="T8">, </text:span><text:span text:style-name="T111">LC_MESSAGES</text:span><text:span text:style-name="T8">, </text:span><text:span text:style-name="T111">LC_MONETARY</text:span><text:span text:style-name="T8">, </text:span><text:span text:style-name="T111">LC_NUMERIC</text:span><text:span text:style-name="T152">,</text:span><text:span text:style-name="T1"> </text:span><text:span text:style-name="T6">las cuales configuran</text:span><text:span text:style-name="T3"> el formato de fecha y hora, </text:span><text:span text:style-name="T7">el orden de los caracteres alfanuméricos, el mapa de caracteres, el idioma de los mensajes,</text:span><text:span text:style-name="T3"> el símbolo </text:span><text:span text:style-name="T7">y formato </text:span><text:span text:style-name="T3">de moneda, </text:span><text:span text:style-name="T7">así como </text:span><text:span text:style-name="T3">el signo de separación de miles y de decimales, </text:span><text:span text:style-name="T7">respectivamente</text:span><text:span text:style-name="T1">. </text:span><text:span text:style-name="T3">Estas variables son c</text:span><text:span text:style-name="T1">onsultad</text:span><text:span text:style-name="T9">a</text:span><text:span text:style-name="T3">s</text:span><text:span text:style-name="T1"> al </text:span><text:span text:style-name="T10">inicio</text:span><text:span text:style-name="T9"> </text:span><text:span text:style-name="T2">de la sesión. Véase la </text:span><text:span text:style-name="T3">página de ayuda de la</text:span><text:span text:style-name="T2"> función </text:span><text:span text:style-name="T214">Sys.getlocale</text:span><text:span text:style-name="T112">()</text:span><text:span text:style-name="T153"> </text:span><text:span text:style-name="T154">para más detalles.</text:span></text:p>
          </table:table-cell>
        </table:table-row>
        <table:table-row>
          <table:table-cell table:style-name="Table2.A32" office:value-type="string">
            <text:p text:style-name="P55">MAKEINDEX</text:p>
          </table:table-cell>
          <table:table-cell table:style-name="Table2.B5" office:value-type="string">
            <text:p text:style-name="P36"><text:span text:style-name="T5">Especifica l</text:span><text:span text:style-name="T11">a ruta</text:span><text:span text:style-name="T1"> hacia </text:span><text:span text:style-name="T12">el comando</text:span><text:span text:style-name="T1"> </text:span><text:span text:style-name="T110">makeindex</text:span><text:span text:style-name="T151"> </text:span><text:span text:style-name="T155">de </text:span><text:span text:style-name="T258">Latex</text:span><text:span text:style-name="T262"> </text:span><text:span text:style-name="T263">s</text:span><text:span text:style-name="T156">i é</text:span><text:span text:style-name="T157">sta no</text:span><text:span text:style-name="T158"> ha sido establecida</text:span><text:span text:style-name="T156"> </text:span><text:span text:style-name="T159">con</text:span><text:span text:style-name="T156"> un valor determinado cuando se </text:span><text:span text:style-name="T158">instaló</text:span><text:span text:style-name="T151"> </text:span><text:span text:style-name="T196">R</text:span><text:span text:style-name="T151">. Utilizad</text:span><text:span text:style-name="T160">a</text:span><text:span text:style-name="T151"> por el m</text:span><text:span text:style-name="T1">odo de emulación de </text:span><text:span text:style-name="T13">l</text:span><text:span text:style-name="T14">as funciones del paquete </text:span><text:span text:style-name="T117">tools</text:span><text:span text:style-name="T161">,</text:span><text:span text:style-name="T1"> </text:span><text:span text:style-name="T213">texi2dvi</text:span><text:span text:style-name="T238">()</text:span><text:span text:style-name="T1"> y </text:span><text:span text:style-name="T213">texi2pdf</text:span><text:span text:style-name="T238">()</text:span><text:span text:style-name="T151">.</text:span></text:p>
          </table:table-cell>
        </table:table-row>
        <table:table-row table:style-name="Table2.6">
          <table:table-cell table:style-name="Table2.A32" office:value-type="string">
            <text:p text:style-name="P58">R_BATCH</text:p>
          </table:table-cell>
          <table:table-cell table:style-name="Table2.B6" office:value-type="string">
            <text:p text:style-name="P33"><text:span text:style-name="T1">Opcional. </text:span><text:span text:style-name="T15">Configura</text:span><text:span text:style-name="T1"> una sesión </text:span><text:span text:style-name="T16">de procesamiento</text:span><text:span text:style-name="T1"> por lotes, </text:span><text:span text:style-name="T17">la cual </text:span><text:span text:style-name="T18">puede</text:span><text:span text:style-name="T1"> </text:span><text:span text:style-name="T17">inicia</text:span><text:span text:style-name="T18">rse</text:span><text:span text:style-name="T1"> </text:span><text:span text:style-name="T19">en la línea de coma</text:span><text:span text:style-name="T15">n</text:span><text:span text:style-name="T19">dos con </text:span><text:span text:style-name="T18">una sintaxis como esta:</text:span></text:p>
            <text:p text:style-name="P27"/>
            <text:p text:style-name="P33"><text:span text:style-name="T110">R CMD </text:span><text:span text:style-name="T213">BATCH</text:span><text:span text:style-name="T249"> [</text:span><text:span text:style-name="T250">opciones</text:span><text:span text:style-name="T249">] </text:span><text:span text:style-name="T250">archivo.R</text:span><text:span text:style-name="T249"> [</text:span><text:span text:style-name="T250">archivo.</text:span><text:span text:style-name="T251">Rout</text:span><text:span text:style-name="T249">] &amp;</text:span></text:p>
            <text:p text:style-name="P26"/>
            <text:p text:style-name="P11"><text:span text:style-name="T60">En l</text:span><text:span text:style-name="T57">a mayoría de </text:span><text:span text:style-name="T61">ocasiones</text:span><text:span text:style-name="T57"> </text:span><text:span text:style-name="T62">esta variable</text:span><text:span text:style-name="T57"> </text:span><text:span text:style-name="T63">tendrá establecido como valor predeterminado</text:span><text:span text:style-name="T57"> </text:span><text:span text:style-name="T64">el campo</text:span><text:span text:style-name="T163"> vacío</text:span><text:span text:style-name="T162"> </text:span><text:span text:style-name="T163">(</text:span><text:span text:style-name="T122">""</text:span><text:span text:style-name="T163">). </text:span><text:span text:style-name="T164">P</text:span><text:span text:style-name="T165">ara </text:span><text:span text:style-name="T166">obtener </text:span><text:span text:style-name="T167">un</text:span><text:span text:style-name="T166"> valor lógico que </text:span><text:span text:style-name="T167">indique</text:span><text:span text:style-name="T165"> si se trata de</text:span><text:span text:style-name="T168"> una </text:span><text:span text:style-name="T169">sesión</text:span><text:span text:style-name="T168"> de </text:span><text:span text:style-name="T65">este tipo </text:span><text:span text:style-name="T66">p</text:span><text:span text:style-name="T167">ruebe</text:span><text:span text:style-name="T63"> </text:span><text:span text:style-name="T66">introduciendo</text:span><text:span text:style-name="T63"> </text:span><text:span text:style-name="T165">en un archivo de secuencia de </text:span><text:span text:style-name="T170">código</text:span><text:span text:style-name="T165"> de </text:span><text:span text:style-name="T201">R</text:span><text:span text:style-name="T188"> </text:span><text:span text:style-name="T189">(</text:span><text:span text:style-name="T194">i.e.</text:span><text:span text:style-name="T189"> </text:span><text:span text:style-name="T190">un archivo </text:span><text:span text:style-name="T138">.R</text:span><text:span text:style-name="T189">) </text:span><text:span text:style-name="T65">un</text:span><text:span text:style-name="T62">a línea </text:span><text:span text:style-name="T65">como:</text:span></text:p>
            <text:p text:style-name="P28"/>
            <text:p text:style-name="P48"><text:span text:style-name="T1"><text:s/></text:span><text:span text:style-name="T110">!</text:span><text:span text:style-name="T113">i</text:span><text:span text:style-name="T110">s.na(</text:span><text:span text:style-name="T244">Sys.getenv</text:span><text:span text:style-name="T110">("R_BATCH", NA))</text:span></text:p>
          </table:table-cell>
        </table:table-row>
        <text:soft-page-break/>
        <table:table-row>
          <table:table-cell table:style-name="Table2.A32" office:value-type="string">
            <text:p text:style-name="P57">R_BROWSER</text:p>
          </table:table-cell>
          <table:table-cell table:style-name="Table2.B7" office:value-type="string">
            <text:p text:style-name="P12"><text:span text:style-name="T57">La ruta </text:span><text:span text:style-name="T67">de</text:span><text:span text:style-name="T70">l</text:span><text:span text:style-name="T67"> sistema </text:span><text:span text:style-name="T57">al navegador</text:span><text:span text:style-name="T67"> de internet predeterminado. </text:span><text:span text:style-name="T68">A su vez, configurará la int</text:span><text:span text:style-name="T69">erfaz de</text:span><text:span text:style-name="T67"> consulta </text:span><text:span text:style-name="T69">de</text:span><text:span text:style-name="T67"> las páginas de ayuda del manual de </text:span><text:span text:style-name="T202">R</text:span><text:span text:style-name="T234"> </text:span><text:span text:style-name="T235">y de los hipervínculos</text:span><text:span text:style-name="T57">. Se utiliza para establecer el valor predeterminado de </text:span><text:span text:style-name="T221">options</text:span><text:span text:style-name="T122">("</text:span><text:span text:style-name="T124">browser</text:span><text:span text:style-name="T122">")</text:span><text:span text:style-name="T57">. </text:span><text:span text:style-name="T70">Tome en cuenta que la instalación un entorno de desarrollo integrado (como </text:span><text:span text:style-name="T108">RStudio</text:span><text:span text:style-name="T70">) podría interferir con la configuración de esta variable en el perfil de arranque del lenguaje.</text:span></text:p>
          </table:table-cell>
        </table:table-row>
        <table:table-row>
          <table:table-cell table:style-name="Table2.A32" office:value-type="string">
            <text:p text:style-name="P49">R_COMPLETION</text:p>
          </table:table-cell>
          <table:table-cell table:style-name="Table2.B8" office:value-type="string">
            <text:p text:style-name="P34"><text:span text:style-name="T1">Opcional. Si se establece </text:span><text:span text:style-name="T20">con </text:span><text:span text:style-name="T21">el</text:span><text:span text:style-name="T20"> valor </text:span><text:span text:style-name="T21">lógico </text:span><text:span text:style-name="T22">fals</text:span><text:span text:style-name="T20">o</text:span><text:span text:style-name="T1"> </text:span><text:span text:style-name="T22">(</text:span><text:span text:style-name="T110">FALSE</text:span><text:span text:style-name="T22">),</text:span><text:span text:style-name="T1"> no se utiliza</text:span><text:span text:style-name="T22">rá</text:span><text:span text:style-name="T1"> </text:span><text:span text:style-name="T22">el completado</text:span><text:span text:style-name="T1"> </text:span><text:span text:style-name="T23">de código </text:span><text:span text:style-name="T24">en</text:span><text:span text:style-name="T1"> la línea de comandos. </text:span><text:span text:style-name="T25">N</text:span><text:span text:style-name="T1">o </text:span><text:span text:style-name="T25">es utilizada por</text:span><text:span text:style-name="T1"> la </text:span><text:span text:style-name="T22">interfaz gráfica de usuario</text:span><text:span text:style-name="T1"> </text:span><text:span text:style-name="T25">en </text:span><text:span text:style-name="T26">las</text:span><text:span text:style-name="T25"> </text:span><text:span text:style-name="T23">plataformas </text:span><text:span text:style-name="T26">de</text:span><text:span text:style-name="T1"> macOS.</text:span></text:p>
          </table:table-cell>
        </table:table-row>
        <table:table-row>
          <table:table-cell table:style-name="Table2.A32" office:value-type="string">
            <text:p text:style-name="P56">R_DEFAULT_PACKAGES</text:p>
          </table:table-cell>
          <table:table-cell table:style-name="Table2.B9" office:value-type="string">
            <text:p text:style-name="P13"><text:span text:style-name="T57">Una lista de </text:span><text:span text:style-name="T71">nombres de </text:span><text:span text:style-name="T57">paquetes separados por comas que </text:span><text:span text:style-name="T71">indican </text:span><text:span text:style-name="T72">cuáles</text:span><text:span text:style-name="T57"> se adjuntarán </text:span><text:span text:style-name="T71">al comienzo de</text:span><text:span text:style-name="T57"> cada sesión. Vé</text:span><text:span text:style-name="T73">ase</text:span><text:span text:style-name="T57"> </text:span><text:span text:style-name="T245">op</text:span><text:span text:style-name="T246">tions</text:span><text:span text:style-name="T140">(</text:span><text:span text:style-name="T141">)</text:span><text:span text:style-name="T57">. </text:span><text:span text:style-name="T72">Se recomienda no modificarla en ningún caso si se desea mantener siempre la reproducibilidad de las secuencias de código.</text:span></text:p>
          </table:table-cell>
        </table:table-row>
        <table:table-row>
          <table:table-cell table:style-name="Table2.A32" office:value-type="string">
            <text:p text:style-name="P41">R_DOC_DIR</text:p>
          </table:table-cell>
          <table:table-cell table:style-name="Table2.B10" office:value-type="string">
            <text:p text:style-name="P29"><text:span text:style-name="T264">La ubicación del directorio </text:span><text:span text:style-name="T271">'</text:span><text:span text:style-name="T249">doc</text:span><text:span text:style-name="T271">'</text:span><text:span text:style-name="T264"> </text:span><text:span text:style-name="T265">de</text:span><text:span text:style-name="T264"> </text:span><text:span text:style-name="T258">R</text:span><text:span text:style-name="T264">, </text:span><text:span text:style-name="T265">el cual contiene la documentación del programa </text:span><text:span text:style-name="T266">en formato PDF y HTML</text:span><text:span text:style-name="T264">. Establecid</text:span><text:span text:style-name="T266">a</text:span><text:span text:style-name="T264"> por </text:span><text:span text:style-name="T258">R</text:span><text:span text:style-name="T277"> </text:span><text:span text:style-name="T278">desde su instalación.</text:span></text:p>
          </table:table-cell>
        </table:table-row>
        <table:table-row>
          <table:table-cell table:style-name="Table2.A32" office:value-type="string">
            <text:p text:style-name="P41">R_ENVIRON</text:p>
          </table:table-cell>
          <table:table-cell table:style-name="Table2.B11" office:value-type="string">
            <text:p text:style-name="P14"><text:span text:style-name="T57">Opcional. La ruta al archivo de </text:span><text:span text:style-name="T76">configuración de</text:span><text:span text:style-name="T77">l</text:span><text:span text:style-name="T76"> entorno en el sitio de instalación</text:span><text:span text:style-name="T57">, </text:span><text:span text:style-name="T74">c</text:span><text:span text:style-name="T57">onsultad</text:span><text:span text:style-name="T74">a</text:span><text:span text:style-name="T57"> al </text:span><text:span text:style-name="T75">comienzo</text:span><text:span text:style-name="T57"> </text:span><text:span text:style-name="T74">de la sesión</text:span><text:span text:style-name="T57">. <text:s/></text:span><text:span text:style-name="T74">Para más información, </text:span><text:span text:style-name="T57">consulte </text:span><text:span text:style-name="T74">la </text:span><text:span text:style-name="T210">configuración del a</text:span><text:span text:style-name="T211">rranque</text:span><text:span text:style-name="T105"> en </text:span><text:span text:style-name="T203">R</text:span><text:span text:style-name="T105">.</text:span></text:p>
          </table:table-cell>
        </table:table-row>
        <table:table-row>
          <table:table-cell table:style-name="Table2.A32" office:value-type="string">
            <text:p text:style-name="P41">R_GSCMD</text:p>
          </table:table-cell>
          <table:table-cell table:style-name="Table2.B12" office:value-type="string">
            <text:p text:style-name="P14"><text:span text:style-name="T57">Opcional. La ruta a Ghostscript, utilizada por </text:span><text:span text:style-name="T220">dev2bitmap</text:span><text:span text:style-name="T239">()</text:span><text:span text:style-name="T57">, </text:span><text:span text:style-name="T220">bitmap</text:span><text:span text:style-name="T239">()</text:span><text:span text:style-name="T57"> y </text:span><text:span text:style-name="T220">embedFonts</text:span><text:span text:style-name="T239">()</text:span><text:span text:style-name="T57">. Consultad</text:span><text:span text:style-name="T78">a</text:span><text:span text:style-name="T57"> cuando se invocan esas funciones. Dado que se tratará como si se pasara </text:span><text:span text:style-name="T78">a la función </text:span><text:span text:style-name="T222">system</text:span><text:span text:style-name="T125">()</text:span><text:span text:style-name="T57">, los espacios y metacaracteres de</text:span><text:span text:style-name="T78">l intérprete de comandos</text:span><text:span text:style-name="T57"> debe</text:span><text:span text:style-name="T78">rán</text:span><text:span text:style-name="T57"> escaparse </text:span><text:span text:style-name="T77">con doble diagonal invertida (\\)</text:span><text:span text:style-name="T57">.</text:span></text:p>
          </table:table-cell>
        </table:table-row>
        <table:table-row>
          <table:table-cell table:style-name="Table2.A32" office:value-type="string">
            <text:p text:style-name="P43">R_HISTFILE</text:p>
          </table:table-cell>
          <table:table-cell table:style-name="Table2.B13" office:value-type="string">
            <text:p text:style-name="P14"><text:span text:style-name="T57">Opcional. La ruta del archivo </text:span><text:span text:style-name="T78">de</text:span><text:span text:style-name="T79">l</text:span><text:span text:style-name="T78"> historial de </text:span><text:span text:style-name="T80">funciones utilizadas en la</text:span><text:span text:style-name="T79">s</text:span><text:span text:style-name="T80"> sesi</text:span><text:span text:style-name="T79">o</text:span><text:span text:style-name="T80">n</text:span><text:span text:style-name="T79">es</text:span><text:span text:style-name="T78">, c</text:span><text:span text:style-name="T57">onsultad</text:span><text:span text:style-name="T78">a</text:span><text:span text:style-name="T57"> al inicio y cuando se guarda el historial. </text:span><text:span text:style-name="T74">Para más información, </text:span><text:span text:style-name="T57">consulte </text:span><text:span text:style-name="T74">la </text:span><text:span text:style-name="T210">configuración del a</text:span><text:span text:style-name="T211">rranque</text:span><text:span text:style-name="T241"> </text:span><text:span text:style-name="T242">de</text:span><text:span text:style-name="T241"> </text:span><text:span text:style-name="T203">R</text:span><text:span text:style-name="T105">.</text:span></text:p>
          </table:table-cell>
        </table:table-row>
        <table:table-row>
          <table:table-cell table:style-name="Table2.A32" office:value-type="string">
            <text:p text:style-name="P41">R_HISTSIZE</text:p>
          </table:table-cell>
          <table:table-cell table:style-name="Table2.B14" office:value-type="string">
            <text:p text:style-name="P15"><text:span text:style-name="T57">Opcional. El tamaño máximo </text:span><text:span text:style-name="T81">en </text:span><text:span text:style-name="T84">número de </text:span><text:span text:style-name="T81">líneas de código</text:span><text:span text:style-name="T57"> del archivo </text:span><text:span text:style-name="T84">de</text:span><text:span text:style-name="T80"> historial de funciones utilizadas</text:span><text:span text:style-name="T57">. </text:span><text:span text:style-name="T82">C</text:span><text:span text:style-name="T57">ómo se</text:span><text:span text:style-name="T84">rá</text:span><text:span text:style-name="T57"> </text:span><text:span text:style-name="T82">utiliza</text:span><text:span text:style-name="T84">do</text:span><text:span text:style-name="T82"> exactamente</text:span><text:span text:style-name="T57"> depende</text:span><text:span text:style-name="T84">rá</text:span><text:span text:style-name="T57"> de la interfaz </text:span><text:span text:style-name="T84">de usuario</text:span><text:span text:style-name="T57"> </text:span><text:span text:style-name="T81">en la que se ejecute el</text:span><text:span text:style-name="T80"> programa </text:span><text:span text:style-name="T81">(</text:span><text:span text:style-name="T109">e.g. </text:span><text:span text:style-name="T106">gráfica</text:span><text:span text:style-name="T107">,</text:span><text:span text:style-name="T81"> la línea de comandos, Rstudio, etc)</text:span><text:span text:style-name="T57">. </text:span><text:span text:style-name="T162">Para la interfaz </text:span><text:span text:style-name="T122">readline</text:span><text:span text:style-name="T126">()</text:span><text:span text:style-name="T171">-línea de comandos</text:span><text:span text:style-name="T162">, </text:span><text:span text:style-name="T172">el registro de las funciones utilizadas </text:span><text:span text:style-name="T57">entra</text:span><text:span text:style-name="T83">rá</text:span><text:span text:style-name="T57"> en vigor cuando se guard</text:span><text:span text:style-name="T83">e</text:span><text:span text:style-name="T57"> el historial (mediante </text:span><text:span text:style-name="T83">la función</text:span><text:span text:style-name="T57"> </text:span><text:span text:style-name="T220">savehistory</text:span><text:span text:style-name="T142">()</text:span><text:span text:style-name="T57"> o al final de una sesión).</text:span></text:p>
          </table:table-cell>
        </table:table-row>
        <table:table-row>
          <table:table-cell table:style-name="Table2.A32" office:value-type="string">
            <text:p text:style-name="P41">R_HOME</text:p>
          </table:table-cell>
          <table:table-cell table:style-name="Table2.B15" office:value-type="string">
            <text:p text:style-name="P14"><text:span text:style-name="T85">El directorio de nivel superior que contiene la instalación</text:span><text:span text:style-name="T57"> de </text:span><text:span text:style-name="T200">R</text:span><text:span text:style-name="T57">: consulte </text:span><text:span text:style-name="T85">también</text:span><text:span text:style-name="T57"> </text:span><text:span text:style-name="T220">R.home</text:span><text:span text:style-name="T143">()</text:span><text:span text:style-name="T57">. Establecid</text:span><text:span text:style-name="T86">a</text:span><text:span text:style-name="T57"> por </text:span><text:span text:style-name="T200">R</text:span><text:span text:style-name="T57">.</text:span></text:p>
          </table:table-cell>
        </table:table-row>
        <table:table-row table:style-name="Table2.16">
          <table:table-cell table:style-name="Table2.A32" office:value-type="string">
            <text:p text:style-name="P43">R_INCLUDE_DIR</text:p>
          </table:table-cell>
          <table:table-cell table:style-name="Table2.B16" office:value-type="string">
            <text:p text:style-name="P30"><text:span text:style-name="T264">La ubicación del directorio </text:span><text:span text:style-name="T252">'include'</text:span><text:span text:style-name="T264"> </text:span><text:span text:style-name="T267">de</text:span><text:span text:style-name="T264"> </text:span><text:span text:style-name="T258">R</text:span><text:span text:style-name="T260"> </text:span><text:span text:style-name="T286">el cual contiene los archivos de encabezado </text:span><text:span text:style-name="T272">'</text:span><text:span text:style-name="T253">.h</text:span><text:span text:style-name="T272">' </text:span><text:span text:style-name="T286">que serán referenciados por los archivos binarios del programa al momento de su ejecución</text:span><text:span text:style-name="T264">. Establecid</text:span><text:span text:style-name="T268">a</text:span><text:span text:style-name="T264"> por </text:span><text:span text:style-name="T258">R</text:span><text:span text:style-name="T285"> </text:span><text:span text:style-name="T286">al momento de su instalación.</text:span></text:p>
          </table:table-cell>
        </table:table-row>
        <table:table-row table:style-name="Table2.17">
          <table:table-cell table:style-name="Table2.A32" office:value-type="string">
            <text:p text:style-name="P43">R_LIBS</text:p>
          </table:table-cell>
          <table:table-cell table:style-name="Table2.B17" office:value-type="string">
            <text:p text:style-name="P18"><text:span text:style-name="T57">Opcional. </text:span><text:span text:style-name="T92">Utilizada</text:span><text:span text:style-name="T57"> para la configuración inicial de </text:span><text:span text:style-name="T92">la función</text:span><text:span text:style-name="T57"> </text:span><text:span text:style-name="T228">.libPaths</text:span><text:span text:style-name="T127">()</text:span><text:span text:style-name="T175">, </text:span><text:span text:style-name="T174">que establece</text:span><text:span text:style-name="T175"> </text:span><text:span text:style-name="T174">la ruta al</text:span><text:span text:style-name="T173"> directorio donde se </text:span><text:span text:style-name="T174">buscarán</text:span><text:span text:style-name="T173"> los paquetes instalados. </text:span><text:span text:style-name="T179">E</text:span><text:span text:style-name="T176">l procedimiento de arranque de sesión </text:span><text:span text:style-name="T177">usará </text:span><text:span text:style-name="T179">primero </text:span><text:span text:style-name="T177">el valor almacenado en</text:span><text:span text:style-name="T174"> </text:span><text:span text:style-name="T134">R_LIBS</text:span><text:span text:style-name="T174">, </text:span><text:span text:style-name="T176">la cual est</text:span><text:span text:style-name="T178">ará</text:span><text:span text:style-name="T176"> establecid</text:span><text:span text:style-name="T180">o</text:span><text:span text:style-name="T176"> co</text:span><text:span text:style-name="T180">n un valor vacío</text:span><text:span text:style-name="T176"> (</text:span><text:span text:style-name="T128">""</text:span><text:span text:style-name="T176">) de manera predeterminada.</text:span></text:p>
          </table:table-cell>
        </table:table-row>
        <table:table-row>
          <table:table-cell table:style-name="Table2.A32" office:value-type="string">
            <text:p text:style-name="P43">R_LIBS_SITE</text:p>
          </table:table-cell>
          <table:table-cell table:style-name="Table2.B18" office:value-type="string">
            <text:p text:style-name="P19"><text:span text:style-name="T173">Opcional. </text:span><text:span text:style-name="T174">Utilizada</text:span><text:span text:style-name="T173"> para la configuración inicial de </text:span><text:span text:style-name="T174">la función</text:span><text:span text:style-name="T173"> </text:span><text:span text:style-name="T229">.libPaths</text:span><text:span text:style-name="T127">()</text:span><text:span text:style-name="T175">, </text:span><text:span text:style-name="T174">que establece</text:span><text:span text:style-name="T175"> </text:span><text:span text:style-name="T174">la ruta al</text:span><text:span text:style-name="T173"> directorio donde se </text:span><text:span text:style-name="T174">buscarán</text:span><text:span text:style-name="T173"> los paquetes instalados. <text:s/></text:span><text:span text:style-name="T179">E</text:span><text:span text:style-name="T176">l procedimiento de arranque de sesión </text:span><text:span text:style-name="T177">usará </text:span><text:span text:style-name="T180">en segundo lugar (después de verificar el valor de </text:span><text:span text:style-name="T136">R_LIBS</text:span><text:span text:style-name="T180">)</text:span><text:span text:style-name="T179"> </text:span><text:span text:style-name="T177">el valor almacenado en</text:span><text:span text:style-name="T174"> </text:span><text:span text:style-name="T134">R_LIBS_</text:span><text:span text:style-name="T136">SITE</text:span><text:span text:style-name="T174">, </text:span><text:span text:style-name="T176">la cual </text:span><text:span text:style-name="T180">dependerá de la configuración realizada al momento de haber instalado </text:span><text:span text:style-name="T204">R</text:span><text:span text:style-name="T176">. </text:span><text:span text:style-name="T180">Es probable que esté establecido </text:span><text:span text:style-name="T176">co</text:span><text:span text:style-name="T180">n un valor vacío</text:span><text:span text:style-name="T176"> (</text:span><text:span text:style-name="T128">""</text:span><text:span text:style-name="T176">) de manera predeterminada.</text:span></text:p>
          </table:table-cell>
        </table:table-row>
        <table:table-row>
          <table:table-cell table:style-name="Table2.A32" office:value-type="string">
            <text:p text:style-name="P43">R_LIBS_USER</text:p>
          </table:table-cell>
          <table:table-cell table:style-name="Table2.B19" office:value-type="string">
            <text:p text:style-name="P24"><text:span text:style-name="T173">Opcional. </text:span><text:span text:style-name="T174">Utilizada</text:span><text:span text:style-name="T173"> para la configuración inicial de </text:span><text:span text:style-name="T174">la función</text:span><text:span text:style-name="T173"> </text:span><text:span text:style-name="T229">.libPaths</text:span><text:span text:style-name="T127">()</text:span><text:span text:style-name="T175">, </text:span><text:span text:style-name="T174">que establece</text:span><text:span text:style-name="T175"> </text:span><text:span text:style-name="T174">la ruta al</text:span><text:span text:style-name="T173"> directorio donde se </text:span><text:span text:style-name="T174">buscarán</text:span><text:span text:style-name="T173"> los paquetes instalados. </text:span><text:span text:style-name="T176">Después de verificar el contenido de la</text:span><text:span text:style-name="T181">s</text:span><text:span text:style-name="T176"> variable</text:span><text:span text:style-name="T181">s</text:span><text:span text:style-name="T176"> de entorno </text:span><text:span text:style-name="T128">R_LIBS </text:span><text:span text:style-name="T135">y R_LIBS_SITE</text:span><text:span text:style-name="T176">, el procedimiento de arranque de sesión </text:span><text:span text:style-name="T177">usará el valor almacenado en</text:span><text:span text:style-name="T176"> </text:span><text:span text:style-name="T128">R_LIBS_USER </text:span><text:span text:style-name="T177">para determinar la ruta de búsqueda de </text:span><text:span text:style-name="T181">los</text:span><text:span text:style-name="T177"> paquetes instalados</text:span><text:span text:style-name="T176">, cuyo valor predeterminado será similar a </text:span><text:span text:style-name="T181">la forma</text:span><text:span text:style-name="T176"> </text:span><text:span text:style-name="T127">'</text:span><text:span text:style-name="T146">R/</text:span><text:span text:style-name="Variable"><text:span text:style-name="T146">R.versión$</text:span></text:span><text:span text:style-name="Variable"><text:span text:style-name="T147">plataforma</text:span></text:span><text:span text:style-name="T146">-</text:span><text:span text:style-name="T148">biblioteca</text:span><text:span text:style-name="T146">/</text:span><text:span text:style-name="Variable"><text:span text:style-name="T146">x.y</text:span></text:span><text:span text:style-name="Variable"><text:span text:style-name="T139">'</text:span></text:span><text:span text:style-name="T191">, </text:span><text:span text:style-name="T192">dependiendo de la plataforma de sistema,</text:span><text:span text:style-name="T193"> en donde </text:span><text:span text:style-name="Variable"><text:span text:style-name="T139">'</text:span></text:span><text:span text:style-name="T195">x</text:span><text:span text:style-name="Variable"><text:span text:style-name="T139">'</text:span></text:span><text:span text:style-name="T195"> </text:span><text:span text:style-name="T193">y </text:span><text:span text:style-name="Variable"><text:span text:style-name="T139">'</text:span></text:span><text:span text:style-name="T195">y</text:span><text:span text:style-name="Variable"><text:span text:style-name="T139">'</text:span></text:span><text:span text:style-name="T195"> </text:span><text:span text:style-name="T193">representan a los números de versión principal y secundaria del programa, respectivamente.</text:span></text:p>
          </table:table-cell>
        </table:table-row>
        <table:table-row>
          <table:table-cell table:style-name="Table2.A32" office:value-type="string">
            <text:p text:style-name="P41">R_PAPERSIZE</text:p>
          </table:table-cell>
          <table:table-cell table:style-name="Table2.B20" office:value-type="string">
            <text:p text:style-name="P14"><text:span text:style-name="T57">Opcional. Se utiliza para establecer </text:span><text:span text:style-name="T87">el</text:span><text:span text:style-name="T57"> </text:span><text:span text:style-name="T88">estado predetermi</text:span><text:span text:style-name="T87">n</text:span><text:span text:style-name="T88">ado de</text:span><text:span text:style-name="T57"> </text:span><text:span text:style-name="T129">options</text:span><text:span text:style-name="T122">("</text:span><text:span text:style-name="T129">papersize</text:span><text:span text:style-name="T122">") </text:span><text:span text:style-name="T182">que configura el t</text:span><text:span text:style-name="T87">amaño del papel de impresión</text:span><text:span text:style-name="T162">, </text:span><text:span text:style-name="T89">por </text:span><text:soft-page-break/><text:span text:style-name="T89">ejemplo</text:span><text:span text:style-name="T57">. </text:span><text:span text:style-name="T87">U</text:span><text:span text:style-name="T57">tilizad</text:span><text:span text:style-name="T87">a</text:span><text:span text:style-name="T57"> por </text:span><text:span text:style-name="T89">las funciones</text:span><text:span text:style-name="T57"> </text:span><text:span text:style-name="T220">pdf</text:span><text:span text:style-name="T89">()</text:span><text:span text:style-name="T57"> y </text:span><text:span text:style-name="T220">pos</text:span><text:span text:style-name="T226">tscript</text:span><text:span text:style-name="T89">()</text:span><text:span text:style-name="T57">.</text:span></text:p>
          </table:table-cell>
        </table:table-row>
        <table:table-row table:style-name="Table2.21">
          <table:table-cell table:style-name="Table2.A32" office:value-type="string">
            <text:p text:style-name="P41">R_PCRE_JIT_STACK_MAXSIZE</text:p>
          </table:table-cell>
          <table:table-cell table:style-name="Table2.B21" office:value-type="string">
            <text:p text:style-name="P14"><text:span text:style-name="T57">Opcional. Consultado cuando se utiliza por primera vez el compilador de patrones JIT de PCRE. Vé</text:span><text:span text:style-name="T90">ase</text:span><text:span text:style-name="T57"> </text:span><text:span text:style-name="T220">grep</text:span><text:span text:style-name="T129">()</text:span><text:span text:style-name="T57">.</text:span></text:p>
          </table:table-cell>
        </table:table-row>
        <table:table-row>
          <table:table-cell table:style-name="Table2.A32" office:value-type="string">
            <text:p text:style-name="P43">R_PDFVIEWER</text:p>
          </table:table-cell>
          <table:table-cell table:style-name="Table2.B22" office:value-type="string">
            <text:p text:style-name="P14"><text:span text:style-name="T57">La ruta al visor de PDF</text:span><text:span text:style-name="T91">s</text:span><text:span text:style-name="T57"> predeterminado. Utilizado por </text:span><text:span text:style-name="T122">R CMD Rd2pdf</text:span><text:span text:style-name="T162"> </text:span><text:span text:style-name="T183">en la línea de comandos.</text:span></text:p>
          </table:table-cell>
        </table:table-row>
        <table:table-row>
          <table:table-cell table:style-name="Table2.A32" office:value-type="string">
            <text:p text:style-name="P43">R_PLATFORM</text:p>
          </table:table-cell>
          <table:table-cell table:style-name="Table2.B23" office:value-type="string">
            <text:p text:style-name="P20"><text:span text:style-name="T57">La plataforma </text:span><text:span text:style-name="T91">en la cual es ejecutada la versión específica del sistema operativo instalado en su computadora. Se trata</text:span><text:span text:style-name="T57"> una cadena </text:span><text:span text:style-name="T91">de caracteres que detalla estas características</text:span><text:span text:style-name="T88">:</text:span><text:span text:style-name="T57"> </text:span><text:span text:style-name="T128">"</text:span><text:span text:style-name="T129">Procesador</text:span><text:span text:style-name="T122">-</text:span><text:span text:style-name="T129">Vendedor</text:span><text:span text:style-name="T122">-</text:span><text:span text:style-name="T129">Sistema operativo_</text:span><text:span text:style-name="T137">versión</text:span><text:span text:style-name="T128">"</text:span><text:span text:style-name="T176">. </text:span><text:span text:style-name="T183">C</text:span><text:span text:style-name="T57">onsulte </text:span><text:span text:style-name="T88">también</text:span><text:span text:style-name="T57"> </text:span><text:span text:style-name="T91">la ayuda de la función </text:span><text:span text:style-name="T220">R.Version</text:span><text:span text:style-name="T129">()</text:span><text:span text:style-name="T57">.</text:span></text:p>
          </table:table-cell>
        </table:table-row>
        <table:table-row>
          <table:table-cell table:style-name="Table2.A32" office:value-type="string">
            <text:p text:style-name="P41">R_PROFILE</text:p>
          </table:table-cell>
          <table:table-cell table:style-name="Table2.B24" office:value-type="string">
            <text:p text:style-name="P16"><text:span text:style-name="T57">Opcional. La ruta al archivo de perfil </text:span><text:span text:style-name="T93">de arranque </text:span><text:span text:style-name="T94">en el</text:span><text:span text:style-name="T57"> sitio </text:span><text:span text:style-name="T94">de instalación, </text:span><text:span text:style-name="T74">c</text:span><text:span text:style-name="T94">onsultad</text:span><text:span text:style-name="T74">a</text:span><text:span text:style-name="T94"> al </text:span><text:span text:style-name="T75">comienzo</text:span><text:span text:style-name="T94"> </text:span><text:span text:style-name="T74">de la sesión</text:span><text:span text:style-name="T94">. <text:s/></text:span><text:span text:style-name="T74">Para más información, </text:span><text:span text:style-name="T94">consulte </text:span><text:span text:style-name="T74">la </text:span><text:span text:style-name="T210">configuración del a</text:span><text:span text:style-name="T211">rranque</text:span><text:span text:style-name="T105"> en </text:span><text:span text:style-name="T203">R</text:span><text:span text:style-name="T105">.</text:span></text:p>
          </table:table-cell>
        </table:table-row>
        <table:table-row>
          <table:table-cell table:style-name="Table2.A32" office:value-type="string">
            <text:p text:style-name="P44">R_RD4PDF</text:p>
          </table:table-cell>
          <table:table-cell table:style-name="Table2.B25" office:value-type="string">
            <text:p text:style-name="P17"><text:span text:style-name="T57">Opciones para el procesamiento de archivos </text:span><text:span text:style-name="Variable"><text:span text:style-name="T139">'</text:span></text:span><text:span text:style-name="T122">Rd</text:span><text:span text:style-name="Variable"><text:span text:style-name="T139">'</text:span></text:span><text:span text:style-name="T57"> </text:span><text:span text:style-name="T95">por el comando</text:span><text:span text:style-name="T57"> </text:span><text:span text:style-name="T122">pdflatex</text:span><text:span text:style-name="T57">. Utilizad</text:span><text:span text:style-name="T96">a</text:span><text:span text:style-name="T57"> por </text:span><text:span text:style-name="T122">R CMD Rd2pdf</text:span><text:span text:style-name="T57"> </text:span><text:span text:style-name="T96">en la línea de comandos.</text:span></text:p>
          </table:table-cell>
        </table:table-row>
        <table:table-row>
          <table:table-cell table:style-name="Table2.A32" office:value-type="string">
            <text:p text:style-name="P44">R_SHARE_DIR</text:p>
          </table:table-cell>
          <table:table-cell table:style-name="Table2.B26" office:value-type="string">
            <text:p text:style-name="P31"><text:span text:style-name="T264">La ubicación del directori</text:span><text:span text:style-name="T269">o</text:span><text:span text:style-name="T279"> </text:span><text:span text:style-name="T254">'</text:span><text:span text:style-name="T249">share</text:span><text:span text:style-name="T254">'</text:span><text:span text:style-name="T280"> </text:span><text:span text:style-name="T279">de </text:span><text:span text:style-name="T259">R</text:span><text:span text:style-name="T276">. </text:span><text:span text:style-name="T264">Establecid</text:span><text:span text:style-name="T270">a</text:span><text:span text:style-name="T264"> por </text:span><text:span text:style-name="T258">R</text:span><text:span text:style-name="T287"> </text:span><text:span text:style-name="T288">al momento de su instalación.</text:span></text:p>
          </table:table-cell>
        </table:table-row>
        <table:table-row>
          <table:table-cell table:style-name="Table2.A32" office:value-type="string">
            <text:p text:style-name="P44">R_TEXI2DVICMD</text:p>
          </table:table-cell>
          <table:table-cell table:style-name="Table2.B27" office:value-type="string">
            <text:p text:style-name="P21"><text:span text:style-name="T97">La ruta</text:span><text:span text:style-name="T57"> a</text:span><text:span text:style-name="T98">l programa</text:span><text:span text:style-name="T57"> </text:span><text:span text:style-name="T122">texi2dvi </text:span><text:span text:style-name="T184">que convierte documentos de Texinfo en archivos PDF o DVI</text:span><text:span text:style-name="T57">. </text:span><text:span text:style-name="T97">De manera predeterminada</text:span><text:span text:style-name="T57"> </text:span><text:span text:style-name="T97">adopta </text:span><text:span text:style-name="T57">el valor de </text:span><text:span text:style-name="T122">TEXI2DVI</text:span><text:span text:style-name="T57">, y si é</text:span><text:span text:style-name="T97">st</text:span><text:span text:style-name="T98">a</text:span><text:span text:style-name="T97"> no ha sido</text:span><text:span text:style-name="T57"> establecid</text:span><text:span text:style-name="T98">a</text:span><text:span text:style-name="T97"> adoptará el valor</text:span><text:span text:style-name="T57"> determinado cuando se </text:span><text:span text:style-name="T97">instaló</text:span><text:span text:style-name="T57"> </text:span><text:span text:style-name="T200">R</text:span><text:span text:style-name="T57">. Consultado al </text:span><text:span text:style-name="T97">arranque del programa</text:span><text:span text:style-name="T57"> para establecer </text:span><text:span text:style-name="T97">el estado predeterminado de </text:span><text:span text:style-name="T223">options</text:span><text:span text:style-name="T122">("texi2dvi")</text:span><text:span text:style-name="T57">, utilizadas por </text:span><text:span text:style-name="T98">las funciones</text:span><text:span text:style-name="T57"> </text:span><text:span text:style-name="T220">texi2dvi</text:span><text:span text:style-name="T130">()</text:span><text:span text:style-name="T57"> y </text:span><text:span text:style-name="T220">texi2pdf</text:span><text:span text:style-name="T130">()</text:span><text:span text:style-name="T57"> en </text:span><text:span text:style-name="T97">el paquete </text:span><text:span text:style-name="T145">tools</text:span><text:span text:style-name="T57">.</text:span></text:p>
          </table:table-cell>
        </table:table-row>
        <table:table-row>
          <table:table-cell table:style-name="Table2.A32" office:value-type="string">
            <text:p text:style-name="P44">R_UNZIPCMD</text:p>
          </table:table-cell>
          <table:table-cell table:style-name="Table2.B28" office:value-type="string">
            <text:p text:style-name="P22"><text:span text:style-name="T58">La ruta </text:span><text:span text:style-name="T59">al programa</text:span><text:span text:style-name="T58"> </text:span><text:span text:style-name="T123">unzip</text:span><text:span text:style-name="T185"> </text:span><text:span text:style-name="T186">para descompresión de archivos</text:span><text:span text:style-name="T57">. Establece el valor inicial para </text:span><text:span text:style-name="T227">options</text:span><text:span text:style-name="T131">(</text:span><text:span text:style-name="Source_20_Text"><text:span text:style-name="T131">"unzip"</text:span></text:span><text:span text:style-name="T131">)</text:span><text:span text:style-name="T122"> </text:span><text:span text:style-name="T57">en </text:span><text:span text:style-name="T59">una plataforma de sistema basada en</text:span><text:span text:style-name="T57"> Unix cuando se cargan </text:span><text:span text:style-name="T99">el paquete (también llamado</text:span><text:span text:style-name="T57"> espacio de nombres</text:span><text:span text:style-name="T99">)</text:span><text:span text:style-name="T57"> </text:span><text:span text:style-name="T144">utils</text:span><text:span text:style-name="T162">.</text:span></text:p>
          </table:table-cell>
        </table:table-row>
        <table:table-row>
          <table:table-cell table:style-name="Table2.A32" office:value-type="string">
            <text:p text:style-name="P44">R_ZIPCMD</text:p>
          </table:table-cell>
          <table:table-cell table:style-name="Table2.B29" office:value-type="string">
            <text:p text:style-name="P21"><text:span text:style-name="T59">La ruta </text:span><text:span text:style-name="T57">a</text:span><text:span text:style-name="T59">l programa</text:span><text:span text:style-name="T57"> </text:span><text:span text:style-name="T122">zip</text:span><text:span text:style-name="T162"> </text:span><text:span text:style-name="T187">para compresión de archivos</text:span><text:span text:style-name="T162">.</text:span><text:span text:style-name="T57"> Usado por </text:span><text:span text:style-name="T100">la función</text:span><text:span text:style-name="T57"> </text:span><text:span text:style-name="T220">zip</text:span><text:span text:style-name="T131">()</text:span><text:span text:style-name="T57"> y por </text:span><text:span text:style-name="T122">R CMD INSTALL --build</text:span><text:span text:style-name="T57"> en Windows.</text:span></text:p>
          </table:table-cell>
        </table:table-row>
        <table:table-row>
          <table:table-cell table:style-name="Table2.A32" office:value-type="string">
            <text:p text:style-name="P46"><text:span text:style-name="T247">TMPDIR</text:span><text:span text:style-name="T273">, </text:span><text:span text:style-name="T247">TMP</text:span><text:span text:style-name="T273">, </text:span><text:span text:style-name="T247">TEMP</text:span></text:p>
          </table:table-cell>
          <table:table-cell table:style-name="Table2.B30" office:value-type="string">
            <text:p text:style-name="P23"><text:span text:style-name="T57">Consultad</text:span><text:span text:style-name="T100">as</text:span><text:span text:style-name="T57"> (en es</text:span><text:span text:style-name="T103">te</text:span><text:span text:style-name="T57"> orden) al </text:span><text:span text:style-name="T100">momento de </text:span><text:span text:style-name="T57">configurar el directorio temporal para la sesión: vé</text:span><text:span text:style-name="T101">ase </text:span><text:span text:style-name="T102">la ayuda sobre la función</text:span><text:span text:style-name="T57"> </text:span><text:span text:style-name="T220">tempdir</text:span><text:span text:style-name="T132">()</text:span><text:span text:style-name="T57">. </text:span><text:span text:style-name="T122">TMPDIR</text:span><text:span text:style-name="T57"> también es utilizad</text:span><text:span text:style-name="T101">a</text:span><text:span text:style-name="T57"> por algunas de las utilidades; consulte la ayuda</text:span><text:span text:style-name="T100"> de la función </text:span><text:span text:style-name="T224">build</text:span><text:span text:style-name="T100">() </text:span><text:span text:style-name="T101">sobre</text:span><text:span text:style-name="T100"> compilación del programa.</text:span></text:p>
          </table:table-cell>
        </table:table-row>
        <table:table-row>
          <table:table-cell table:style-name="Table2.A32" office:value-type="string">
            <text:p text:style-name="P44">TZ</text:p>
          </table:table-cell>
          <table:table-cell table:style-name="Table2.B31" office:value-type="string">
            <text:p text:style-name="P21"><text:span text:style-name="T57">Opcional. La zona </text:span><text:span text:style-name="T103">o huso </text:span><text:span text:style-name="T57">horari</text:span><text:span text:style-name="T103">o</text:span><text:span text:style-name="T57"> actual. Consulte </text:span><text:span text:style-name="T220">Sys.timezone</text:span><text:span text:style-name="T133">()</text:span><text:span text:style-name="T57"> para conocer los formatos específicos </text:span><text:span text:style-name="T103">de husos horarios</text:span><text:span text:style-name="T57"> del sistema </text:span><text:span text:style-name="T104">operativo</text:span><text:span text:style-name="T57">. Consultad</text:span><text:span text:style-name="T104">a</text:span><text:span text:style-name="T57"> según sea necesario.</text:span></text:p>
          </table:table-cell>
        </table:table-row>
        <table:table-row table:style-name="Table2.32">
          <table:table-cell table:style-name="Table2.A32" office:value-type="string">
            <text:p text:style-name="P42"><text:span text:style-name="T247">no_proxy</text:span><text:span text:style-name="T273">, </text:span><text:span text:style-name="T247">http_proxy</text:span><text:span text:style-name="T273">, </text:span><text:span text:style-name="T247">ftp_proxy</text:span><text:span text:style-name="T273"> </text:span><text:span text:style-name="T276">(y </text:span><text:span text:style-name="T281">otras</text:span><text:span text:style-name="T276">)</text:span></text:p>
          </table:table-cell>
          <table:table-cell table:style-name="Table2.B32" office:value-type="string">
            <text:p text:style-name="P21"><text:span text:style-name="T57">Opcional. Configuración </text:span><text:span text:style-name="T104">para la función de descarga de archivos </text:span><text:span text:style-name="T225">download.file</text:span><text:span text:style-name="T240">()</text:span><text:span text:style-name="T230">. C</text:span><text:span text:style-name="T57">onsulte </text:span><text:span text:style-name="T104">la</text:span><text:span text:style-name="T57"> ayuda </text:span><text:span text:style-name="T104">de esta función</text:span><text:span text:style-name="T57"> para obtener más detalles.</text:span></text:p>
          </table:table-cell>
        </table:table-row>
      </table:table>
      <text:h text:style-name="P3" text:outline-level="3"><text:span text:style-name="T284">3. </text:span>Variables específicas <text:span text:style-name="T289">de</text:span> sistemas basados en Unix</text:h>
      <text:p text:style-name="P8"><text:span text:style-name="T282">Algunas variables están configuradas para sistemas basados en Unix y ,</text:span><text:span text:style-name="T289">generalmente</text:span><text:span text:style-name="T282">, </text:span><text:span text:style-name="T289">no</text:span><text:span text:style-name="T282"> para </text:span><text:span text:style-name="T289">sistemas</text:span><text:span text:style-name="T282"> Windows.</text:span></text:p>
      <text:p text:style-name="P53">Tabla <text:sequence text:ref-name="refTabla1" text:name="Tabla" text:formula="ooow:Tabla+1" style:num-format="1">2</text:sequence>. Descripción de las principales variables de entorno de sistemas basados en Unix que intervienen en la ejecución de la sesión de R y sus paquet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9">Variable</text:p>
          </table:table-cell>
          <table:table-cell table:style-name="Table3.A1" office:value-type="string">
            <text:p text:style-name="P47">Descripción</text:p>
          </table:table-cell>
        </table:table-row>
        <table:table-row table:style-name="Table3.2">
          <table:table-cell table:style-name="Table3.A2" office:value-type="string">
            <text:p text:style-name="P45">DISPLAY</text:p>
          </table:table-cell>
          <table:table-cell table:style-name="Table3.A2" office:value-type="string">
            <text:p text:style-name="P37"><text:span text:style-name="T1">Opcional. utilizad</text:span><text:span text:style-name="T27">a</text:span><text:span text:style-name="T1"> por </text:span><text:span text:style-name="T212">X11,</text:span><text:span text:style-name="T1"> </text:span><text:span text:style-name="T28">un programa de creación de despliegue y creación de interfases gráficas; y las funciones </text:span><text:span text:style-name="T116">t</text:span><text:span text:style-name="T110">k</text:span><text:span text:style-name="T1"> (en el paquete </text:span><text:span text:style-name="T217">tcltk</text:span><text:span text:style-name="T1">), el editor de datos y varios paquetes.</text:span></text:p>
          </table:table-cell>
        </table:table-row>
        <table:table-row>
          <table:table-cell table:style-name="Table3.A2" office:value-type="string">
            <text:p text:style-name="P50">EDITOR</text:p>
          </table:table-cell>
          <table:table-cell table:style-name="Table3.A2" office:value-type="string">
            <text:p text:style-name="P38"><text:span text:style-name="T1">La ruta al editor </text:span><text:span text:style-name="T28">de texto y secuencias de código</text:span><text:span text:style-name="T1"> predeterminado: establece </text:span><text:span text:style-name="T27">el estado predeterminado para </text:span><text:span text:style-name="T216">options</text:span><text:span text:style-name="T237">("editor")</text:span><text:span text:style-name="T1"> cuando se carga </text:span><text:span text:style-name="T27">el espacio de nombres </text:span><text:span text:style-name="T118">utils</text:span><text:span text:style-name="T1">.</text:span></text:p>
          </table:table-cell>
        </table:table-row>
        <table:table-row>
          <table:table-cell table:style-name="Table3.A2" office:value-type="string">
            <text:p text:style-name="P59">PAGER</text:p>
          </table:table-cell>
          <table:table-cell table:style-name="Table3.A2" office:value-type="string">
            <text:p text:style-name="P38"><text:span text:style-name="T1">La ruta al </text:span><text:span text:style-name="T29">visor de páginas</text:span><text:span text:style-name="T1"> </text:span><text:span text:style-name="T30">que establece la configuración para </text:span><text:span text:style-name="T215">options</text:span><text:span text:style-name="T110">("</text:span><text:span text:style-name="T114">pager</text:span><text:span text:style-name="T110">")</text:span><text:span text:style-name="T1">. El valor predeterminado se elige en la </text:span><text:span text:style-name="T29">instalación de R</text:span><text:span text:style-name="T1">, generalmente como la ruta a</text:span><text:span text:style-name="T29">l programa</text:span><text:span text:style-name="T1"> </text:span><text:span text:style-name="T114">less</text:span><text:span text:style-name="T1">.</text:span></text:p>
          </table:table-cell>
        </table:table-row>
        <text:soft-page-break/>
        <table:table-row>
          <table:table-cell table:style-name="Table3.A2" office:value-type="string">
            <text:p text:style-name="P50">R_PRINTCMD</text:p>
          </table:table-cell>
          <table:table-cell table:style-name="Table3.A2" office:value-type="string">
            <text:p text:style-name="P38"><text:span text:style-name="T1">Establece el valor predeterminado para </text:span><text:span text:style-name="T215">options</text:span><text:span text:style-name="T110">("printcmd")</text:span><text:span text:style-name="T1">, que establece el comando de impresión predeterminado que ut</text:span><text:span text:style-name="T30">ilizará </text:span><text:span text:style-name="T29">la función</text:span><text:span text:style-name="T30"> </text:span><text:span text:style-name="T215">postscript</text:span><text:span text:style-name="T114">()</text:span><text:span text:style-name="T1">.</text:span></text:p>
          </table:table-cell>
        </table:table-row>
        <table:table-row>
          <table:table-cell table:style-name="Table3.A2" office:value-type="string">
            <text:p text:style-name="P50">R_SUPPORT_OLD_TARS</text:p>
          </table:table-cell>
          <table:table-cell table:style-name="Table3.A2" office:value-type="string">
            <text:p text:style-name="P38"><text:span text:style-name="T31">Valor </text:span><text:span text:style-name="T1">lógico. Establece el valor predeterminado para el argumento </text:span><text:span text:style-name="T110">support_old_tars</text:span><text:span text:style-name="T1"> de </text:span><text:span text:style-name="T31">la función</text:span><text:span text:style-name="T1"> </text:span><text:span text:style-name="T213">untar</text:span><text:span text:style-name="T115">()</text:span><text:span text:style-name="T1">. Debería </text:span><text:span text:style-name="T32">estar establecido</text:span><text:span text:style-name="T1"> </text:span><text:span text:style-name="T31">como verdadero</text:span><text:span text:style-name="T1"> </text:span><text:span text:style-name="T31">(</text:span><text:span text:style-name="T110">TRUE</text:span><text:span text:style-name="T115">)</text:span><text:span text:style-name="T1"> si </text:span><text:span text:style-name="T31">el sistema</text:span><text:span text:style-name="T1"> utiliza un comando </text:span><text:span text:style-name="T110">tar</text:span><text:span text:style-name="T1"> antiguo que no admit</text:span><text:span text:style-name="T31">a</text:span><text:span text:style-name="T1"> la compresión </text:span><text:span text:style-name="T110">xz</text:span><text:span text:style-name="T1"> o la detección automática del tipo de compresión.</text:span></text:p>
          </table:table-cell>
        </table:table-row>
      </table:table>
      <text:h text:style-name="P2" text:outline-level="3">También véase</text:h>
      <text:p text:style-name="P4"><text:span text:style-name="Source_20_Text"><text:span text:style-name="T219">Sys.getenv</text:span></text:span><text:span text:style-name="Source_20_Text"><text:span text:style-name="T236">()</text:span></text:span><text:span text:style-name="Source_20_Text"><text:span text:style-name="T149"> </text:span></text:span><text:span text:style-name="T49">y</text:span><text:span text:style-name="T150"> </text:span><text:span text:style-name="Source_20_Text"><text:span text:style-name="T219">Sys.setenv</text:span></text:span><text:span text:style-name="Source_20_Text"><text:span text:style-name="T236">()</text:span></text:span><text:span text:style-name="Source_20_Text"><text:span text:style-name="T232"> </text:span></text:span><text:span text:style-name="Source_20_Text"><text:span text:style-name="T233">para</text:span></text:span><text:span text:style-name="T33"> </text:span><text:span text:style-name="T54">desplegar</text:span><text:span text:style-name="T49"> y configurar las variables de entorno </text:span><text:span text:style-name="T55">directamente</text:span><text:span text:style-name="T49"> en </text:span><text:span text:style-name="T55">la</text:span><text:span text:style-name="T49"> sesión de </text:span><text:span text:style-name="T199">R</text:span><text:span text:style-name="T49">.</text:span></text:p>
      <text:p text:style-name="P7"><text:span text:style-name="T218">gctorture</text:span><text:span text:style-name="T120">()</text:span><text:span text:style-name="T49"> para variables de entorno que controlan la recolección de basura.</text:span></text:p>
      <text:p text:style-name="P10"/>
      <text:p text:style-name="P9"><text:span text:style-name="T33">[Pa</text:span><text:span text:style-name="T54">quete</text:span><text:span text:style-name="T33"> </text:span><text:span text:style-name="Emphasis"><text:span text:style-name="T121">base</text:span></text:span><text:span text:style-name="Emphasis"><text:span text:style-name="T33"> </text:span></text:span><text:span text:style-name="T33">versión 4.0.2 Í</text:span><text:span text:style-name="T54">ndice</text:span><text:span text:style-name="T33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a" style:family="paragraph" style:parent-style-name="Caption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7:47:32.930368433</meta:creation-date>
    <meta:editing-duration>PT3H22M18S</meta:editing-duration>
    <meta:editing-cycles>39</meta:editing-cycles>
    <meta:generator>LibreOffice/7.0.0.1$MacOSX_X86_64 LibreOffice_project/04ba7e3f1e51af6c5d653e543a620e36719083fd</meta:generator>
    <dc:date>2022-01-26T17:19:06.563561164</dc:date>
    <meta:document-statistic meta:table-count="3" meta:image-count="0" meta:object-count="0" meta:page-count="4" meta:paragraph-count="94" meta:word-count="1706" meta:character-count="11141" meta:non-whitespace-character-count="9526"/>
  </office:meta>
</office:document-meta>
</file>